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"/>
  <manifest:file-entry manifest:full-path="setting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cm"/>
    </style:style>
    <style:style style:name="co2" style:family="table-column">
      <style:table-column-properties fo:break-before="auto" style:column-width="2.14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836cm"/>
    </style:style>
    <style:style style:name="co6" style:family="table-column">
      <style:table-column-properties fo:break-before="auto" style:column-width="3.789cm"/>
    </style:style>
    <style:style style:name="co7" style:family="table-column">
      <style:table-column-properties fo:break-before="auto" style:column-width="1.408cm"/>
    </style:style>
    <style:style style:name="co8" style:family="table-column">
      <style:table-column-properties fo:break-before="auto" style:column-width="1.22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fo:border="1.25pt solid #000000"/>
      <style:paragraph-properties fo:text-align="center" fo:margin-left="0cm"/>
    </style:style>
    <style:style style:name="ce9" style:family="table-cell" style:parent-style-name="Default" style:data-style-name="N10002"/>
    <style:style style:name="ce14" style:family="table-cell" style:parent-style-name="Default" style:data-style-name="N10156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0002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cm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style:text-align-source="fix" style:repeat-content="false" fo:border="1.25pt solid #000000"/>
      <style:paragraph-properties fo:text-align="center" fo:margin-left="0cm"/>
    </style:style>
    <style:style style:name="ce20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/>
    </style:style>
    <style:style style:name="ce28" style:family="table-cell" style:parent-style-name="Default" style:data-style-name="N2"/>
    <style:style style:name="ce30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32" style:family="table-cell" style:parent-style-name="Default" style:data-style-name="N2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33" style:family="table-cell" style:parent-style-name="Default" style:data-style-name="N10002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fill="solid" draw:fill-color="#fffaf0" draw:textarea-horizontal-align="justify" draw:textarea-vertical-align="middle" draw:auto-grow-height="false" fo:min-height="0.757cm" fo:min-width="5.388cm"/>
      <style:paragraph-properties fo:text-align="center"/>
      <style:text-properties fo:font-size="8pt" style:font-size-asian="8pt" style:font-size-complex="8pt"/>
    </style:style>
    <style:style style:name="gr3" style:family="graphic">
      <style:graphic-properties draw:fill="solid" draw:fill-color="#fffaf0" draw:textarea-horizontal-align="justify" draw:textarea-vertical-align="middle" draw:auto-grow-height="false" fo:min-height="0.388cm" fo:min-width="5.543cm"/>
      <style:paragraph-properties fo:text-align="center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fffaf0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o-e-vazaoV1" table:style-name="ta1">
        <office:forms form:automatic-focus="false" form:apply-design-mode="false"/>
        <table:shapes>
          <draw:frame draw:z-index="0" draw:style-name="gr1" draw:text-style-name="P1" svg:width="12.905cm" svg:height="8.373cm" svg:x="1.033cm" svg:y="9.397cm">
            <draw:object draw:notify-on-update-of-ranges="'tempo-e-vazaoV1'.B17:'tempo-e-vazaoV1'.I17 'tempo-e-vazaoV1'.A18:'tempo-e-vazaoV1'.A18 'tempo-e-vazaoV1'.B18:'tempo-e-vazaoV1'.I18 'tempo-e-vazaoV1'.A19:'tempo-e-vazaoV1'.A19 'tempo-e-vazaoV1'.B19:'tempo-e-vazaoV1'.I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3.384cm" svg:height="8.384cm" svg:x="14.531cm" svg:y="9.403cm">
            <draw:object draw:notify-on-update-of-ranges="'tempo-e-vazaoV1'.B42:'tempo-e-vazaoV1'.I42 'tempo-e-vazaoV1'.A43:'tempo-e-vazaoV1'.A43 'tempo-e-vazaoV1'.B43:'tempo-e-vazaoV1'.I43 'tempo-e-vazaoV1'.A44:'tempo-e-vazaoV1'.A44 'tempo-e-vazaoV1'.B44:'tempo-e-vazaoV1'.I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7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number-columns-repeated="1015" table:default-cell-style-name="Default"/>
        <table:table-row table:style-name="ro1">
          <table:table-cell/>
          <table:table-cell table:style-name="ce9"/>
          <table:table-cell table:style-name="ce2" office:value-type="string" calcext:value-type="string">
            <text:p>PrefixSum-WZ v1 rodando no b9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Executando 10 vezes </text:p>
          </table:table-cell>
          <table:table-cell table:number-columns-repeated="4"/>
          <table:table-cell table:style-name="ce25" office:value-type="string" calcext:value-type="string">
            <text:p>total elements:</text:p>
          </table:table-cell>
          <table:table-cell table:style-name="ce7" table:formula="of:=[$dadosV1.B1]" office:value-type="float" office:value="8000000" calcext:value-type="float">
            <text:p>80000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2]" office:value-type="float" office:value="11.252359" calcext:value-type="float">
            <text:p>11.252359</text:p>
          </table:table-cell>
          <table:table-cell table:style-name="ce14" table:formula="of:=[$dadosV1.$A13]" office:value-type="float" office:value="9.528531" calcext:value-type="float">
            <text:p>9.528531</text:p>
          </table:table-cell>
          <table:table-cell table:style-name="ce14" table:formula="of:=[$dadosV1.$A24]" office:value-type="float" office:value="9.224914" calcext:value-type="float">
            <text:p>9.224914</text:p>
          </table:table-cell>
          <table:table-cell table:style-name="ce14" table:formula="of:=[$dadosV1.$A35]" office:value-type="float" office:value="9.160891" calcext:value-type="float">
            <text:p>9.160891</text:p>
          </table:table-cell>
          <table:table-cell table:style-name="ce14" table:formula="of:=[$dadosV1.$A46]" office:value-type="float" office:value="9.322261" calcext:value-type="float">
            <text:p>9.322261</text:p>
          </table:table-cell>
          <table:table-cell table:style-name="ce14" table:formula="of:=[$dadosV1.$A57]" office:value-type="float" office:value="9.329886" calcext:value-type="float">
            <text:p>9.329886</text:p>
          </table:table-cell>
          <table:table-cell table:style-name="ce14" table:formula="of:=[$dadosV1.$A68]" office:value-type="float" office:value="9.384942" calcext:value-type="float">
            <text:p>9.384942</text:p>
          </table:table-cell>
          <table:table-cell table:style-name="ce14" table:formula="of:=[$dadosV1.$A79]" office:value-type="float" office:value="9.47207" calcext:value-type="float">
            <text:p>9.472070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3]" office:value-type="float" office:value="11.205017" calcext:value-type="float">
            <text:p>11.205017</text:p>
          </table:table-cell>
          <table:table-cell table:style-name="ce14" table:formula="of:=[$dadosV1.$A14]" office:value-type="float" office:value="9.546671" calcext:value-type="float">
            <text:p>9.546671</text:p>
          </table:table-cell>
          <table:table-cell table:style-name="ce14" table:formula="of:=[$dadosV1.$A25]" office:value-type="float" office:value="9.227976" calcext:value-type="float">
            <text:p>9.227976</text:p>
          </table:table-cell>
          <table:table-cell table:style-name="ce14" table:formula="of:=[$dadosV1.$A36]" office:value-type="float" office:value="9.300027" calcext:value-type="float">
            <text:p>9.300027</text:p>
          </table:table-cell>
          <table:table-cell table:style-name="ce14" table:formula="of:=[$dadosV1.$A47]" office:value-type="float" office:value="9.377527" calcext:value-type="float">
            <text:p>9.377527</text:p>
          </table:table-cell>
          <table:table-cell table:style-name="ce14" table:formula="of:=[$dadosV1.$A58]" office:value-type="float" office:value="9.542185" calcext:value-type="float">
            <text:p>9.542185</text:p>
          </table:table-cell>
          <table:table-cell table:style-name="ce14" table:formula="of:=[$dadosV1.$A69]" office:value-type="float" office:value="9.385026" calcext:value-type="float">
            <text:p>9.385026</text:p>
          </table:table-cell>
          <table:table-cell table:style-name="ce14" table:formula="of:=[$dadosV1.$A80]" office:value-type="float" office:value="9.441498" calcext:value-type="float">
            <text:p>9.44149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4]" office:value-type="float" office:value="11.189652" calcext:value-type="float">
            <text:p>11.189652</text:p>
          </table:table-cell>
          <table:table-cell table:style-name="ce14" table:formula="of:=[$dadosV1.$A15]" office:value-type="float" office:value="9.511797" calcext:value-type="float">
            <text:p>9.511797</text:p>
          </table:table-cell>
          <table:table-cell table:style-name="ce14" table:formula="of:=[$dadosV1.$A26]" office:value-type="float" office:value="9.280839" calcext:value-type="float">
            <text:p>9.280839</text:p>
          </table:table-cell>
          <table:table-cell table:style-name="ce14" table:formula="of:=[$dadosV1.$A37]" office:value-type="float" office:value="9.146799" calcext:value-type="float">
            <text:p>9.146799</text:p>
          </table:table-cell>
          <table:table-cell table:style-name="ce14" table:formula="of:=[$dadosV1.$A48]" office:value-type="float" office:value="9.324988" calcext:value-type="float">
            <text:p>9.324988</text:p>
          </table:table-cell>
          <table:table-cell table:style-name="ce14" table:formula="of:=[$dadosV1.$A59]" office:value-type="float" office:value="9.312352" calcext:value-type="float">
            <text:p>9.312352</text:p>
          </table:table-cell>
          <table:table-cell table:style-name="ce14" table:formula="of:=[$dadosV1.$A70]" office:value-type="float" office:value="9.635776" calcext:value-type="float">
            <text:p>9.635776</text:p>
          </table:table-cell>
          <table:table-cell table:style-name="ce14" table:formula="of:=[$dadosV1.$A81]" office:value-type="float" office:value="9.439278" calcext:value-type="float">
            <text:p>9.43927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5]" office:value-type="float" office:value="11.278662" calcext:value-type="float">
            <text:p>11.278662</text:p>
          </table:table-cell>
          <table:table-cell table:style-name="ce14" table:formula="of:=[$dadosV1.$A16]" office:value-type="float" office:value="9.508478" calcext:value-type="float">
            <text:p>9.508478</text:p>
          </table:table-cell>
          <table:table-cell table:style-name="ce14" table:formula="of:=[$dadosV1.$A27]" office:value-type="float" office:value="9.322664" calcext:value-type="float">
            <text:p>9.322664</text:p>
          </table:table-cell>
          <table:table-cell table:style-name="ce14" table:formula="of:=[$dadosV1.$A38]" office:value-type="float" office:value="9.153791" calcext:value-type="float">
            <text:p>9.153791</text:p>
          </table:table-cell>
          <table:table-cell table:style-name="ce14" table:formula="of:=[$dadosV1.$A49]" office:value-type="float" office:value="9.315532" calcext:value-type="float">
            <text:p>9.315532</text:p>
          </table:table-cell>
          <table:table-cell table:style-name="ce14" table:formula="of:=[$dadosV1.$A60]" office:value-type="float" office:value="9.343966" calcext:value-type="float">
            <text:p>9.343966</text:p>
          </table:table-cell>
          <table:table-cell table:style-name="ce14" table:formula="of:=[$dadosV1.$A71]" office:value-type="float" office:value="9.389013" calcext:value-type="float">
            <text:p>9.389013</text:p>
          </table:table-cell>
          <table:table-cell table:style-name="ce14" table:formula="of:=[$dadosV1.$A82]" office:value-type="float" office:value="9.437302" calcext:value-type="float">
            <text:p>9.43730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6]" office:value-type="float" office:value="11.378085" calcext:value-type="float">
            <text:p>11.378085</text:p>
          </table:table-cell>
          <table:table-cell table:style-name="ce14" table:formula="of:=[$dadosV1.$A17]" office:value-type="float" office:value="9.535844" calcext:value-type="float">
            <text:p>9.535844</text:p>
          </table:table-cell>
          <table:table-cell table:style-name="ce14" table:formula="of:=[$dadosV1.$A28]" office:value-type="float" office:value="9.23339" calcext:value-type="float">
            <text:p>9.233390</text:p>
          </table:table-cell>
          <table:table-cell table:style-name="ce14" table:formula="of:=[$dadosV1.$A39]" office:value-type="float" office:value="9.152342" calcext:value-type="float">
            <text:p>9.152342</text:p>
          </table:table-cell>
          <table:table-cell table:style-name="ce14" table:formula="of:=[$dadosV1.$A50]" office:value-type="float" office:value="9.321774" calcext:value-type="float">
            <text:p>9.321774</text:p>
          </table:table-cell>
          <table:table-cell table:style-name="ce14" table:formula="of:=[$dadosV1.$A61]" office:value-type="float" office:value="9.342528" calcext:value-type="float">
            <text:p>9.342528</text:p>
          </table:table-cell>
          <table:table-cell table:style-name="ce14" table:formula="of:=[$dadosV1.$A72]" office:value-type="float" office:value="9.428516" calcext:value-type="float">
            <text:p>9.428516</text:p>
          </table:table-cell>
          <table:table-cell table:style-name="ce14" table:formula="of:=[$dadosV1.$A83]" office:value-type="float" office:value="9.43515" calcext:value-type="float">
            <text:p>9.435150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7]" office:value-type="float" office:value="11.196496" calcext:value-type="float">
            <text:p>11.196496</text:p>
          </table:table-cell>
          <table:table-cell table:style-name="ce14" table:formula="of:=[$dadosV1.$A18]" office:value-type="float" office:value="9.550966" calcext:value-type="float">
            <text:p>9.550966</text:p>
          </table:table-cell>
          <table:table-cell table:style-name="ce14" table:formula="of:=[$dadosV1.$A29]" office:value-type="float" office:value="9.232333" calcext:value-type="float">
            <text:p>9.232333</text:p>
          </table:table-cell>
          <table:table-cell table:style-name="ce14" table:formula="of:=[$dadosV1.$A40]" office:value-type="float" office:value="9.161772" calcext:value-type="float">
            <text:p>9.161772</text:p>
          </table:table-cell>
          <table:table-cell table:style-name="ce14" table:formula="of:=[$dadosV1.$A51]" office:value-type="float" office:value="9.470225" calcext:value-type="float">
            <text:p>9.470225</text:p>
          </table:table-cell>
          <table:table-cell table:style-name="ce14" table:formula="of:=[$dadosV1.$A62]" office:value-type="float" office:value="9.336411" calcext:value-type="float">
            <text:p>9.336411</text:p>
          </table:table-cell>
          <table:table-cell table:style-name="ce14" table:formula="of:=[$dadosV1.$A73]" office:value-type="float" office:value="9.382742" calcext:value-type="float">
            <text:p>9.382742</text:p>
          </table:table-cell>
          <table:table-cell table:style-name="ce14" table:formula="of:=[$dadosV1.$A84]" office:value-type="float" office:value="9.436709" calcext:value-type="float">
            <text:p>9.436709</text:p>
          </table:table-cell>
          <table:table-cell table:number-columns-repeated="1015"/>
        </table:table-row>
        <table:table-row table:style-name="ro2">
          <table:table-cell/>
          <table:table-cell table:style-name="ce13" table:formula="of:=[$dadosV1.$A8]" office:value-type="float" office:value="11.289647" calcext:value-type="float">
            <text:p>11.29</text:p>
          </table:table-cell>
          <table:table-cell table:style-name="ce14" table:formula="of:=[$dadosV1.$A19]" office:value-type="float" office:value="9.564295" calcext:value-type="float">
            <text:p>9.564295</text:p>
          </table:table-cell>
          <table:table-cell table:style-name="ce14" table:formula="of:=[$dadosV1.$A30]" office:value-type="float" office:value="9.314027" calcext:value-type="float">
            <text:p>9.314027</text:p>
          </table:table-cell>
          <table:table-cell table:style-name="ce14" table:formula="of:=[$dadosV1.$A41]" office:value-type="float" office:value="9.326132" calcext:value-type="float">
            <text:p>9.326132</text:p>
          </table:table-cell>
          <table:table-cell table:style-name="ce14" table:formula="of:=[$dadosV1.$A52]" office:value-type="float" office:value="9.32283" calcext:value-type="float">
            <text:p>9.322830</text:p>
          </table:table-cell>
          <table:table-cell table:style-name="ce14" table:formula="of:=[$dadosV1.$A63]" office:value-type="float" office:value="9.335201" calcext:value-type="float">
            <text:p>9.335201</text:p>
          </table:table-cell>
          <table:table-cell table:style-name="ce14" table:formula="of:=[$dadosV1.$A74]" office:value-type="float" office:value="9.384066" calcext:value-type="float">
            <text:p>9.384066</text:p>
          </table:table-cell>
          <table:table-cell table:style-name="ce14" table:formula="of:=[$dadosV1.$A85]" office:value-type="float" office:value="9.431471" calcext:value-type="float">
            <text:p>9.431471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9]" office:value-type="float" office:value="11.313365" calcext:value-type="float">
            <text:p>11.313365</text:p>
          </table:table-cell>
          <table:table-cell table:style-name="ce14" table:formula="of:=[$dadosV1.$A20]" office:value-type="float" office:value="9.525407" calcext:value-type="float">
            <text:p>9.525407</text:p>
          </table:table-cell>
          <table:table-cell table:style-name="ce14" table:formula="of:=[$dadosV1.$A31]" office:value-type="float" office:value="9.232267" calcext:value-type="float">
            <text:p>9.232267</text:p>
          </table:table-cell>
          <table:table-cell table:style-name="ce14" table:formula="of:=[$dadosV1.$A42]" office:value-type="float" office:value="9.167118" calcext:value-type="float">
            <text:p>9.167118</text:p>
          </table:table-cell>
          <table:table-cell table:style-name="ce14" table:formula="of:=[$dadosV1.$A53]" office:value-type="float" office:value="9.313981" calcext:value-type="float">
            <text:p>9.313981</text:p>
          </table:table-cell>
          <table:table-cell table:style-name="ce14" table:formula="of:=[$dadosV1.$A64]" office:value-type="float" office:value="9.326864" calcext:value-type="float">
            <text:p>9.326864</text:p>
          </table:table-cell>
          <table:table-cell table:style-name="ce14" table:formula="of:=[$dadosV1.$A75]" office:value-type="float" office:value="9.624972" calcext:value-type="float">
            <text:p>9.624972</text:p>
          </table:table-cell>
          <table:table-cell table:style-name="ce14" table:formula="of:=[$dadosV1.$A86]" office:value-type="float" office:value="9.430403" calcext:value-type="float">
            <text:p>9.430403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10]" office:value-type="float" office:value="11.296011" calcext:value-type="float">
            <text:p>11.296011</text:p>
          </table:table-cell>
          <table:table-cell table:style-name="ce14" table:formula="of:=[$dadosV1.$A21]" office:value-type="float" office:value="9.523538" calcext:value-type="float">
            <text:p>9.523538</text:p>
          </table:table-cell>
          <table:table-cell table:style-name="ce14" table:formula="of:=[$dadosV1.$A32]" office:value-type="float" office:value="9.231964" calcext:value-type="float">
            <text:p>9.231964</text:p>
          </table:table-cell>
          <table:table-cell table:style-name="ce14" table:formula="of:=[$dadosV1.$A43]" office:value-type="float" office:value="9.154337" calcext:value-type="float">
            <text:p>9.154337</text:p>
          </table:table-cell>
          <table:table-cell table:style-name="ce14" table:formula="of:=[$dadosV1.$A54]" office:value-type="float" office:value="9.320474" calcext:value-type="float">
            <text:p>9.320474</text:p>
          </table:table-cell>
          <table:table-cell table:style-name="ce14" table:formula="of:=[$dadosV1.$A65]" office:value-type="float" office:value="9.337116" calcext:value-type="float">
            <text:p>9.337116</text:p>
          </table:table-cell>
          <table:table-cell table:style-name="ce14" table:formula="of:=[$dadosV1.$A76]" office:value-type="float" office:value="9.39994" calcext:value-type="float">
            <text:p>9.399940</text:p>
          </table:table-cell>
          <table:table-cell table:style-name="ce14" table:formula="of:=[$dadosV1.$A87]" office:value-type="float" office:value="9.430702" calcext:value-type="float">
            <text:p>9.43070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11]" office:value-type="float" office:value="11.203943" calcext:value-type="float">
            <text:p>11.203943</text:p>
          </table:table-cell>
          <table:table-cell table:style-name="ce14" table:formula="of:=[$dadosV1.$A22]" office:value-type="float" office:value="9.526997" calcext:value-type="float">
            <text:p>9.526997</text:p>
          </table:table-cell>
          <table:table-cell table:style-name="ce14" table:formula="of:=[$dadosV1.$A33]" office:value-type="float" office:value="9.236922" calcext:value-type="float">
            <text:p>9.236922</text:p>
          </table:table-cell>
          <table:table-cell table:style-name="ce14" table:formula="of:=[$dadosV1.$A44]" office:value-type="float" office:value="9.157507" calcext:value-type="float">
            <text:p>9.157507</text:p>
          </table:table-cell>
          <table:table-cell table:style-name="ce14" table:formula="of:=[$dadosV1.$A55]" office:value-type="float" office:value="9.322012" calcext:value-type="float">
            <text:p>9.322012</text:p>
          </table:table-cell>
          <table:table-cell table:style-name="ce14" table:formula="of:=[$dadosV1.$A66]" office:value-type="float" office:value="9.363146" calcext:value-type="float">
            <text:p>9.363146</text:p>
          </table:table-cell>
          <table:table-cell table:style-name="ce14" table:formula="of:=[$dadosV1.$A77]" office:value-type="float" office:value="9.383034" calcext:value-type="float">
            <text:p>9.383034</text:p>
          </table:table-cell>
          <table:table-cell table:style-name="ce14" table:formula="of:=[$dadosV1.$A88]" office:value-type="float" office:value="9.703041" calcext:value-type="float">
            <text:p>9.703041</text:p>
          </table:table-cell>
          <table:table-cell table:number-columns-repeated="1015"/>
        </table:table-row>
        <table:table-row table:style-name="ro2">
          <table:table-cell/>
          <table:table-cell table:style-name="ce7" table:number-columns-repeated="8"/>
          <table:table-cell table:number-columns-repeated="1015"/>
        </table:table-row>
        <table:table-row table:style-name="ro2">
          <table:table-cell table:style-name="ce3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3"/>
          <table:table-cell table:style-name="ce29" table:number-columns-repeated="9"/>
          <table:table-cell table:style-name="ce11" table:number-columns-repeated="1006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tempo médio (ms)</text:p>
          </table:table-cell>
          <table:table-cell table:style-name="ce6" table:formula="of:=ROUND(SUM([.B5:.B14])*1000/10;)" office:value-type="float" office:value="11260" calcext:value-type="float">
            <text:p>11260</text:p>
          </table:table-cell>
          <table:table-cell table:style-name="ce19" table:formula="of:=ROUND(SUM([.C5:.C14])*1000/10;0)" office:value-type="float" office:value="9532" calcext:value-type="float">
            <text:p>9.532,00</text:p>
          </table:table-cell>
          <table:table-cell table:style-name="ce6" table:formula="of:=ROUND(SUM([.D5:.D14])*1000/10;0)" office:value-type="float" office:value="9254" calcext:value-type="float">
            <text:p>9254</text:p>
          </table:table-cell>
          <table:table-cell table:style-name="ce6" table:formula="of:=ROUND(SUM([.E5:.E14])*1000/10;0)" office:value-type="float" office:value="9188" calcext:value-type="float">
            <text:p>9188</text:p>
          </table:table-cell>
          <table:table-cell table:style-name="ce6" table:formula="of:=ROUND(SUM([.F5:.F14])*1000/10;0)" office:value-type="float" office:value="9341" calcext:value-type="float">
            <text:p>9341</text:p>
          </table:table-cell>
          <table:table-cell table:style-name="ce6" table:formula="of:=ROUND(SUM([.G5:.G14])*1000/10;0)" office:value-type="float" office:value="9357" calcext:value-type="float">
            <text:p>9357</text:p>
          </table:table-cell>
          <table:table-cell table:style-name="ce6" table:formula="of:=ROUND(SUM([.H5:.H14])*1000/10;0)" office:value-type="float" office:value="9440" calcext:value-type="float">
            <text:p>9440</text:p>
          </table:table-cell>
          <table:table-cell table:style-name="ce6" table:formula="of:=ROUND(SUM([.I5:.I14])*1000/10;0)" office:value-type="float" office:value="9466" calcext:value-type="float">
            <text:p>9466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18" calcext:value-type="float">
            <text:p>1,18</text:p>
          </table:table-cell>
          <table:table-cell table:style-name="ce20" table:formula="of:=ROUND([.$B18]/[.D18];2)" office:value-type="float" office:value="1.22" calcext:value-type="float">
            <text:p>1,22</text:p>
          </table:table-cell>
          <table:table-cell table:style-name="ce20" table:formula="of:=ROUND([.$B18]/[.E18];2)" office:value-type="float" office:value="1.23" calcext:value-type="float">
            <text:p>1,23</text:p>
          </table:table-cell>
          <table:table-cell table:style-name="ce20" table:formula="of:=ROUND([.$B18]/[.F18];2)" office:value-type="float" office:value="1.21" calcext:value-type="float">
            <text:p>1,21</text:p>
          </table:table-cell>
          <table:table-cell table:style-name="ce20" table:formula="of:=ROUND([.$B18]/[.G18];2)" office:value-type="float" office:value="1.2" calcext:value-type="float">
            <text:p>1,20</text:p>
          </table:table-cell>
          <table:table-cell table:style-name="ce20" table:formula="of:=ROUND([.$B18]/[.H18];2)" office:value-type="float" office:value="1.19" calcext:value-type="float">
            <text:p>1,19</text:p>
          </table:table-cell>
          <table:table-cell table:style-name="ce20" table:formula="of:=ROUND([.$B18]/[.I18];2)" office:value-type="float" office:value="1.19" calcext:value-type="float">
            <text:p>1,19</text:p>
          </table:table-cell>
          <table:table-cell table:number-columns-repeated="1015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3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3"/>
          <table:table-cell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vazao média (Mels/S)</text:p>
          </table:table-cell>
          <table:table-cell table:style-name="ce6" table:formula="of:=ROUND([.$I$2]/(([.B18]/1000)*1000*1000);4)" office:value-type="float" office:value="0.7105" calcext:value-type="float">
            <text:p>0,7105</text:p>
          </table:table-cell>
          <table:table-cell table:style-name="ce6" table:formula="of:=ROUND([.$I$2]/(([.C18]/1000)*1000*1000);4)" office:value-type="float" office:value="0.8393" calcext:value-type="float">
            <text:p>0,8393</text:p>
          </table:table-cell>
          <table:table-cell table:style-name="ce6" table:formula="of:=ROUND([.$I$2]/(([.D18]/1000)*1000*1000);4)" office:value-type="float" office:value="0.8645" calcext:value-type="float">
            <text:p>0,8645</text:p>
          </table:table-cell>
          <table:table-cell table:style-name="ce6" table:formula="of:=ROUND([.$I$2]/(([.E18]/1000)*1000*1000);4)" office:value-type="float" office:value="0.8707" calcext:value-type="float">
            <text:p>0,8707</text:p>
          </table:table-cell>
          <table:table-cell table:style-name="ce6" table:formula="of:=ROUND([.$I$2]/(([.F18]/1000)*1000*1000);4)" office:value-type="float" office:value="0.8564" calcext:value-type="float">
            <text:p>0,8564</text:p>
          </table:table-cell>
          <table:table-cell table:style-name="ce6" table:formula="of:=ROUND([.$I$2]/(([.G18]/1000)*1000*1000);4)" office:value-type="float" office:value="0.855" calcext:value-type="float">
            <text:p>0,855</text:p>
          </table:table-cell>
          <table:table-cell table:style-name="ce6" table:formula="of:=ROUND([.$I$2]/(([.H18]/1000)*1000*1000);4)" office:value-type="float" office:value="0.8475" calcext:value-type="float">
            <text:p>0,8475</text:p>
          </table:table-cell>
          <table:table-cell table:style-name="ce6" table:formula="of:=ROUND([.$I$2]/(([.I18]/1000)*1000*1000);4)" office:value-type="float" office:value="0.8451" calcext:value-type="float">
            <text:p>0,8451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18" calcext:value-type="float">
            <text:p>1.18</text:p>
          </table:table-cell>
          <table:table-cell table:style-name="ce17" table:formula="of:=[.D19]" office:value-type="float" office:value="1.22" calcext:value-type="float">
            <text:p>1.22</text:p>
          </table:table-cell>
          <table:table-cell table:style-name="ce17" table:formula="of:=[.E19]" office:value-type="float" office:value="1.23" calcext:value-type="float">
            <text:p>1.23</text:p>
          </table:table-cell>
          <table:table-cell table:style-name="ce17" table:formula="of:=[.F19]" office:value-type="float" office:value="1.21" calcext:value-type="float">
            <text:p>1.21</text:p>
          </table:table-cell>
          <table:table-cell table:style-name="ce17" table:formula="of:=[.G19]" office:value-type="float" office:value="1.2" calcext:value-type="float">
            <text:p>1.20</text:p>
          </table:table-cell>
          <table:table-cell table:style-name="ce17" table:formula="of:=[.H19]" office:value-type="float" office:value="1.19" calcext:value-type="float">
            <text:p>1.19</text:p>
          </table:table-cell>
          <table:table-cell table:style-name="ce17" table:formula="of:=[.I19]" office:value-type="float" office:value="1.19" calcext:value-type="float">
            <text:p>1.19</text:p>
          </table:table-cell>
          <table:table-cell table:number-columns-repeated="1015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V1" table:style-name="ta1">
        <office:forms form:automatic-focus="false" form:apply-design-mode="false"/>
        <table:table-column table:style-name="co4" table:number-columns-repeated="5" table:default-cell-style-name="Default"/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<text:s/>elementos 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11.252359" calcext:value-type="float">
            <text:p>11,252359</text:p>
          </table:table-cell>
          <table:table-cell table:number-columns-repeated="4"/>
        </table:table-row>
        <table:table-row table:style-name="ro2">
          <table:table-cell office:value-type="float" office:value="11.205017" calcext:value-type="float">
            <text:p>11,205017</text:p>
          </table:table-cell>
          <table:table-cell table:number-columns-repeated="4"/>
        </table:table-row>
        <table:table-row table:style-name="ro2">
          <table:table-cell office:value-type="float" office:value="11.189652" calcext:value-type="float">
            <text:p>11,189652</text:p>
          </table:table-cell>
          <table:table-cell table:number-columns-repeated="4"/>
        </table:table-row>
        <table:table-row table:style-name="ro2">
          <table:table-cell office:value-type="float" office:value="11.278662" calcext:value-type="float">
            <text:p>11,278662</text:p>
          </table:table-cell>
          <table:table-cell table:number-columns-repeated="4"/>
        </table:table-row>
        <table:table-row table:style-name="ro2">
          <table:table-cell office:value-type="float" office:value="11.378085" calcext:value-type="float">
            <text:p>11,378085</text:p>
          </table:table-cell>
          <table:table-cell table:number-columns-repeated="4"/>
        </table:table-row>
        <table:table-row table:style-name="ro2">
          <table:table-cell office:value-type="float" office:value="11.196496" calcext:value-type="float">
            <text:p>11,196496</text:p>
          </table:table-cell>
          <table:table-cell table:number-columns-repeated="4"/>
        </table:table-row>
        <table:table-row table:style-name="ro2">
          <table:table-cell table:style-name="ce28" office:value-type="float" office:value="11.289647" calcext:value-type="float">
            <text:p>11,29</text:p>
          </table:table-cell>
          <table:table-cell table:number-columns-repeated="4"/>
        </table:table-row>
        <table:table-row table:style-name="ro2">
          <table:table-cell office:value-type="float" office:value="11.313365" calcext:value-type="float">
            <text:p>11,313365</text:p>
          </table:table-cell>
          <table:table-cell table:number-columns-repeated="4"/>
        </table:table-row>
        <table:table-row table:style-name="ro2">
          <table:table-cell office:value-type="float" office:value="11.296011" calcext:value-type="float">
            <text:p>11,296011</text:p>
          </table:table-cell>
          <table:table-cell table:number-columns-repeated="4"/>
        </table:table-row>
        <table:table-row table:style-name="ro2">
          <table:table-cell office:value-type="float" office:value="11.203943" calcext:value-type="float">
            <text:p>11,2039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<text:s/>elementos 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9.528531" calcext:value-type="float">
            <text:p>9,528531</text:p>
          </table:table-cell>
          <table:table-cell table:number-columns-repeated="4"/>
        </table:table-row>
        <table:table-row table:style-name="ro2">
          <table:table-cell office:value-type="float" office:value="9.546671" calcext:value-type="float">
            <text:p>9,546671</text:p>
          </table:table-cell>
          <table:table-cell table:number-columns-repeated="4"/>
        </table:table-row>
        <table:table-row table:style-name="ro2">
          <table:table-cell office:value-type="float" office:value="9.511797" calcext:value-type="float">
            <text:p>9,511797</text:p>
          </table:table-cell>
          <table:table-cell table:number-columns-repeated="4"/>
        </table:table-row>
        <table:table-row table:style-name="ro2">
          <table:table-cell office:value-type="float" office:value="9.508478" calcext:value-type="float">
            <text:p>9,508478</text:p>
          </table:table-cell>
          <table:table-cell table:number-columns-repeated="4"/>
        </table:table-row>
        <table:table-row table:style-name="ro2">
          <table:table-cell office:value-type="float" office:value="9.535844" calcext:value-type="float">
            <text:p>9,535844</text:p>
          </table:table-cell>
          <table:table-cell table:number-columns-repeated="4"/>
        </table:table-row>
        <table:table-row table:style-name="ro2">
          <table:table-cell office:value-type="float" office:value="9.550966" calcext:value-type="float">
            <text:p>9,550966</text:p>
          </table:table-cell>
          <table:table-cell table:number-columns-repeated="4"/>
        </table:table-row>
        <table:table-row table:style-name="ro2">
          <table:table-cell office:value-type="float" office:value="9.564295" calcext:value-type="float">
            <text:p>9,564295</text:p>
          </table:table-cell>
          <table:table-cell table:number-columns-repeated="4"/>
        </table:table-row>
        <table:table-row table:style-name="ro2">
          <table:table-cell office:value-type="float" office:value="9.525407" calcext:value-type="float">
            <text:p>9,525407</text:p>
          </table:table-cell>
          <table:table-cell table:number-columns-repeated="4"/>
        </table:table-row>
        <table:table-row table:style-name="ro2">
          <table:table-cell office:value-type="float" office:value="9.523538" calcext:value-type="float">
            <text:p>9,523538</text:p>
          </table:table-cell>
          <table:table-cell table:number-columns-repeated="4"/>
        </table:table-row>
        <table:table-row table:style-name="ro2">
          <table:table-cell office:value-type="float" office:value="9.526997" calcext:value-type="float">
            <text:p>9,52699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<text:s/>elementos 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9.224914" calcext:value-type="float">
            <text:p>9,224914</text:p>
          </table:table-cell>
          <table:table-cell table:number-columns-repeated="4"/>
        </table:table-row>
        <table:table-row table:style-name="ro2">
          <table:table-cell office:value-type="float" office:value="9.227976" calcext:value-type="float">
            <text:p>9,227976</text:p>
          </table:table-cell>
          <table:table-cell table:number-columns-repeated="4"/>
        </table:table-row>
        <table:table-row table:style-name="ro2">
          <table:table-cell office:value-type="float" office:value="9.280839" calcext:value-type="float">
            <text:p>9,280839</text:p>
          </table:table-cell>
          <table:table-cell table:style-name="ce28" table:formula="of:=SUM([.A24:.A33])" office:value-type="float" office:value="92.537296" calcext:value-type="float">
            <text:p>92,54</text:p>
          </table:table-cell>
          <table:table-cell table:number-columns-repeated="3"/>
        </table:table-row>
        <table:table-row table:style-name="ro2">
          <table:table-cell office:value-type="float" office:value="9.322664" calcext:value-type="float">
            <text:p>9,322664</text:p>
          </table:table-cell>
          <table:table-cell table:number-columns-repeated="4"/>
        </table:table-row>
        <table:table-row table:style-name="ro2">
          <table:table-cell office:value-type="float" office:value="9.23339" calcext:value-type="float">
            <text:p>9,23339</text:p>
          </table:table-cell>
          <table:table-cell table:number-columns-repeated="4"/>
        </table:table-row>
        <table:table-row table:style-name="ro2">
          <table:table-cell office:value-type="float" office:value="9.232333" calcext:value-type="float">
            <text:p>9,232333</text:p>
          </table:table-cell>
          <table:table-cell table:number-columns-repeated="4"/>
        </table:table-row>
        <table:table-row table:style-name="ro2">
          <table:table-cell office:value-type="float" office:value="9.314027" calcext:value-type="float">
            <text:p>9,314027</text:p>
          </table:table-cell>
          <table:table-cell table:number-columns-repeated="4"/>
        </table:table-row>
        <table:table-row table:style-name="ro2">
          <table:table-cell office:value-type="float" office:value="9.232267" calcext:value-type="float">
            <text:p>9,232267</text:p>
          </table:table-cell>
          <table:table-cell table:number-columns-repeated="4"/>
        </table:table-row>
        <table:table-row table:style-name="ro2">
          <table:table-cell office:value-type="float" office:value="9.231964" calcext:value-type="float">
            <text:p>9,231964</text:p>
          </table:table-cell>
          <table:table-cell table:number-columns-repeated="4"/>
        </table:table-row>
        <table:table-row table:style-name="ro2">
          <table:table-cell office:value-type="float" office:value="9.236922" calcext:value-type="float">
            <text:p>9,2369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<text:s/>elementos 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9.160891" calcext:value-type="float">
            <text:p>9,160891</text:p>
          </table:table-cell>
          <table:table-cell table:number-columns-repeated="4"/>
        </table:table-row>
        <table:table-row table:style-name="ro2">
          <table:table-cell office:value-type="float" office:value="9.300027" calcext:value-type="float">
            <text:p>9,300027</text:p>
          </table:table-cell>
          <table:table-cell table:number-columns-repeated="4"/>
        </table:table-row>
        <table:table-row table:style-name="ro2">
          <table:table-cell office:value-type="float" office:value="9.146799" calcext:value-type="float">
            <text:p>9,146799</text:p>
          </table:table-cell>
          <table:table-cell table:number-columns-repeated="4"/>
        </table:table-row>
        <table:table-row table:style-name="ro2">
          <table:table-cell office:value-type="float" office:value="9.153791" calcext:value-type="float">
            <text:p>9,153791</text:p>
          </table:table-cell>
          <table:table-cell table:number-columns-repeated="4"/>
        </table:table-row>
        <table:table-row table:style-name="ro2">
          <table:table-cell office:value-type="float" office:value="9.152342" calcext:value-type="float">
            <text:p>9,152342</text:p>
          </table:table-cell>
          <table:table-cell table:number-columns-repeated="4"/>
        </table:table-row>
        <table:table-row table:style-name="ro2">
          <table:table-cell office:value-type="float" office:value="9.161772" calcext:value-type="float">
            <text:p>9,161772</text:p>
          </table:table-cell>
          <table:table-cell table:number-columns-repeated="4"/>
        </table:table-row>
        <table:table-row table:style-name="ro2">
          <table:table-cell office:value-type="float" office:value="9.326132" calcext:value-type="float">
            <text:p>9,326132</text:p>
          </table:table-cell>
          <table:table-cell table:number-columns-repeated="4"/>
        </table:table-row>
        <table:table-row table:style-name="ro2">
          <table:table-cell office:value-type="float" office:value="9.167118" calcext:value-type="float">
            <text:p>9,167118</text:p>
          </table:table-cell>
          <table:table-cell table:number-columns-repeated="4"/>
        </table:table-row>
        <table:table-row table:style-name="ro2">
          <table:table-cell office:value-type="float" office:value="9.154337" calcext:value-type="float">
            <text:p>9,154337</text:p>
          </table:table-cell>
          <table:table-cell table:number-columns-repeated="4"/>
        </table:table-row>
        <table:table-row table:style-name="ro2">
          <table:table-cell office:value-type="float" office:value="9.157507" calcext:value-type="float">
            <text:p>9,15750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<text:s/>elementos 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9.322261" calcext:value-type="float">
            <text:p>9,322261</text:p>
          </table:table-cell>
          <table:table-cell table:number-columns-repeated="4"/>
        </table:table-row>
        <table:table-row table:style-name="ro2">
          <table:table-cell office:value-type="float" office:value="9.377527" calcext:value-type="float">
            <text:p>9,377527</text:p>
          </table:table-cell>
          <table:table-cell table:number-columns-repeated="4"/>
        </table:table-row>
        <table:table-row table:style-name="ro2">
          <table:table-cell office:value-type="float" office:value="9.324988" calcext:value-type="float">
            <text:p>9,324988</text:p>
          </table:table-cell>
          <table:table-cell table:number-columns-repeated="4"/>
        </table:table-row>
        <table:table-row table:style-name="ro2">
          <table:table-cell office:value-type="float" office:value="9.315532" calcext:value-type="float">
            <text:p>9,315532</text:p>
          </table:table-cell>
          <table:table-cell table:number-columns-repeated="4"/>
        </table:table-row>
        <table:table-row table:style-name="ro2">
          <table:table-cell office:value-type="float" office:value="9.321774" calcext:value-type="float">
            <text:p>9,321774</text:p>
          </table:table-cell>
          <table:table-cell table:number-columns-repeated="4"/>
        </table:table-row>
        <table:table-row table:style-name="ro2">
          <table:table-cell office:value-type="float" office:value="9.470225" calcext:value-type="float">
            <text:p>9,470225</text:p>
          </table:table-cell>
          <table:table-cell table:number-columns-repeated="4"/>
        </table:table-row>
        <table:table-row table:style-name="ro2">
          <table:table-cell office:value-type="float" office:value="9.32283" calcext:value-type="float">
            <text:p>9,32283</text:p>
          </table:table-cell>
          <table:table-cell table:number-columns-repeated="4"/>
        </table:table-row>
        <table:table-row table:style-name="ro2">
          <table:table-cell office:value-type="float" office:value="9.313981" calcext:value-type="float">
            <text:p>9,313981</text:p>
          </table:table-cell>
          <table:table-cell table:number-columns-repeated="4"/>
        </table:table-row>
        <table:table-row table:style-name="ro2">
          <table:table-cell office:value-type="float" office:value="9.320474" calcext:value-type="float">
            <text:p>9,320474</text:p>
          </table:table-cell>
          <table:table-cell table:number-columns-repeated="4"/>
        </table:table-row>
        <table:table-row table:style-name="ro2">
          <table:table-cell office:value-type="float" office:value="9.322012" calcext:value-type="float">
            <text:p>9,3220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<text:s/>elementos 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9.329886" calcext:value-type="float">
            <text:p>9,329886</text:p>
          </table:table-cell>
          <table:table-cell table:number-columns-repeated="4"/>
        </table:table-row>
        <table:table-row table:style-name="ro2">
          <table:table-cell office:value-type="float" office:value="9.542185" calcext:value-type="float">
            <text:p>9,542185</text:p>
          </table:table-cell>
          <table:table-cell table:number-columns-repeated="4"/>
        </table:table-row>
        <table:table-row table:style-name="ro2">
          <table:table-cell office:value-type="float" office:value="9.312352" calcext:value-type="float">
            <text:p>9,312352</text:p>
          </table:table-cell>
          <table:table-cell table:number-columns-repeated="4"/>
        </table:table-row>
        <table:table-row table:style-name="ro2">
          <table:table-cell office:value-type="float" office:value="9.343966" calcext:value-type="float">
            <text:p>9,343966</text:p>
          </table:table-cell>
          <table:table-cell table:number-columns-repeated="4"/>
        </table:table-row>
        <table:table-row table:style-name="ro2">
          <table:table-cell office:value-type="float" office:value="9.342528" calcext:value-type="float">
            <text:p>9,342528</text:p>
          </table:table-cell>
          <table:table-cell table:number-columns-repeated="4"/>
        </table:table-row>
        <table:table-row table:style-name="ro2">
          <table:table-cell office:value-type="float" office:value="9.336411" calcext:value-type="float">
            <text:p>9,336411</text:p>
          </table:table-cell>
          <table:table-cell table:number-columns-repeated="4"/>
        </table:table-row>
        <table:table-row table:style-name="ro2">
          <table:table-cell office:value-type="float" office:value="9.335201" calcext:value-type="float">
            <text:p>9,335201</text:p>
          </table:table-cell>
          <table:table-cell table:number-columns-repeated="4"/>
        </table:table-row>
        <table:table-row table:style-name="ro2">
          <table:table-cell office:value-type="float" office:value="9.326864" calcext:value-type="float">
            <text:p>9,326864</text:p>
          </table:table-cell>
          <table:table-cell table:number-columns-repeated="4"/>
        </table:table-row>
        <table:table-row table:style-name="ro2">
          <table:table-cell office:value-type="float" office:value="9.337116" calcext:value-type="float">
            <text:p>9,337116</text:p>
          </table:table-cell>
          <table:table-cell table:number-columns-repeated="4"/>
        </table:table-row>
        <table:table-row table:style-name="ro2">
          <table:table-cell office:value-type="float" office:value="9.363146" calcext:value-type="float">
            <text:p>9,36314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<text:s/>elementos 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9.384942" calcext:value-type="float">
            <text:p>9,384942</text:p>
          </table:table-cell>
          <table:table-cell table:number-columns-repeated="4"/>
        </table:table-row>
        <table:table-row table:style-name="ro2">
          <table:table-cell office:value-type="float" office:value="9.385026" calcext:value-type="float">
            <text:p>9,385026</text:p>
          </table:table-cell>
          <table:table-cell table:number-columns-repeated="4"/>
        </table:table-row>
        <table:table-row table:style-name="ro2">
          <table:table-cell office:value-type="float" office:value="9.635776" calcext:value-type="float">
            <text:p>9,635776</text:p>
          </table:table-cell>
          <table:table-cell table:number-columns-repeated="4"/>
        </table:table-row>
        <table:table-row table:style-name="ro2">
          <table:table-cell office:value-type="float" office:value="9.389013" calcext:value-type="float">
            <text:p>9,389013</text:p>
          </table:table-cell>
          <table:table-cell table:number-columns-repeated="4"/>
        </table:table-row>
        <table:table-row table:style-name="ro2">
          <table:table-cell office:value-type="float" office:value="9.428516" calcext:value-type="float">
            <text:p>9,428516</text:p>
          </table:table-cell>
          <table:table-cell table:number-columns-repeated="4"/>
        </table:table-row>
        <table:table-row table:style-name="ro2">
          <table:table-cell office:value-type="float" office:value="9.382742" calcext:value-type="float">
            <text:p>9,382742</text:p>
          </table:table-cell>
          <table:table-cell table:number-columns-repeated="4"/>
        </table:table-row>
        <table:table-row table:style-name="ro2">
          <table:table-cell office:value-type="float" office:value="9.384066" calcext:value-type="float">
            <text:p>9,384066</text:p>
          </table:table-cell>
          <table:table-cell table:number-columns-repeated="4"/>
        </table:table-row>
        <table:table-row table:style-name="ro2">
          <table:table-cell office:value-type="float" office:value="9.624972" calcext:value-type="float">
            <text:p>9,624972</text:p>
          </table:table-cell>
          <table:table-cell table:number-columns-repeated="4"/>
        </table:table-row>
        <table:table-row table:style-name="ro2">
          <table:table-cell office:value-type="float" office:value="9.39994" calcext:value-type="float">
            <text:p>9,39994</text:p>
          </table:table-cell>
          <table:table-cell table:number-columns-repeated="4"/>
        </table:table-row>
        <table:table-row table:style-name="ro2">
          <table:table-cell office:value-type="float" office:value="9.383034" calcext:value-type="float">
            <text:p>9,3830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<text:s/>elementos 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9.47207" calcext:value-type="float">
            <text:p>9,47207</text:p>
          </table:table-cell>
          <table:table-cell table:number-columns-repeated="4"/>
        </table:table-row>
        <table:table-row table:style-name="ro2">
          <table:table-cell office:value-type="float" office:value="9.441498" calcext:value-type="float">
            <text:p>9,441498</text:p>
          </table:table-cell>
          <table:table-cell table:number-columns-repeated="4"/>
        </table:table-row>
        <table:table-row table:style-name="ro2">
          <table:table-cell office:value-type="float" office:value="9.439278" calcext:value-type="float">
            <text:p>9,439278</text:p>
          </table:table-cell>
          <table:table-cell table:number-columns-repeated="4"/>
        </table:table-row>
        <table:table-row table:style-name="ro2">
          <table:table-cell office:value-type="float" office:value="9.437302" calcext:value-type="float">
            <text:p>9,437302</text:p>
          </table:table-cell>
          <table:table-cell table:number-columns-repeated="4"/>
        </table:table-row>
        <table:table-row table:style-name="ro2">
          <table:table-cell office:value-type="float" office:value="9.43515" calcext:value-type="float">
            <text:p>9,43515</text:p>
          </table:table-cell>
          <table:table-cell table:number-columns-repeated="4"/>
        </table:table-row>
        <table:table-row table:style-name="ro2">
          <table:table-cell office:value-type="float" office:value="9.436709" calcext:value-type="float">
            <text:p>9,436709</text:p>
          </table:table-cell>
          <table:table-cell table:number-columns-repeated="4"/>
        </table:table-row>
        <table:table-row table:style-name="ro2">
          <table:table-cell office:value-type="float" office:value="9.431471" calcext:value-type="float">
            <text:p>9,431471</text:p>
          </table:table-cell>
          <table:table-cell table:number-columns-repeated="4"/>
        </table:table-row>
        <table:table-row table:style-name="ro2">
          <table:table-cell office:value-type="float" office:value="9.430403" calcext:value-type="float">
            <text:p>9,430403</text:p>
          </table:table-cell>
          <table:table-cell table:number-columns-repeated="4"/>
        </table:table-row>
        <table:table-row table:style-name="ro2">
          <table:table-cell office:value-type="float" office:value="9.430702" calcext:value-type="float">
            <text:p>9,430702</text:p>
          </table:table-cell>
          <table:table-cell table:number-columns-repeated="4"/>
        </table:table-row>
        <table:table-row table:style-name="ro2">
          <table:table-cell office:value-type="float" office:value="9.703041" calcext:value-type="float">
            <text:p>9,7030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gner@b9s:~/aa-pp22/trab1/entregas/prefixSumPth-wz</text:p>
          </table:table-cell>
          <table:table-cell table:number-columns-repeated="4"/>
        </table:table-row>
      </table:table>
      <table:table table:name="tempo-e-vazaoV0" table:style-name="ta1">
        <office:forms form:automatic-focus="false" form:apply-design-mode="false"/>
        <table:shapes>
          <draw:frame draw:z-index="0" draw:style-name="gr1" draw:text-style-name="P1" svg:width="10.795cm" svg:height="8.996cm" svg:x="0.233cm" svg:y="9.303cm">
            <draw:object draw:notify-on-update-of-ranges="'tempo-e-vazaoV0'.B17:'tempo-e-vazaoV0'.I17 'tempo-e-vazaoV0'.A18:'tempo-e-vazaoV0'.A18 'tempo-e-vazaoV0'.B18:'tempo-e-vazaoV0'.I18 'tempo-e-vazaoV0'.A19:'tempo-e-vazaoV0'.A19 'tempo-e-vazaoV0'.B19:'tempo-e-vazaoV0'.I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1.116cm" svg:height="9.005cm" svg:x="11.04cm" svg:y="9.348cm">
            <draw:object draw:notify-on-update-of-ranges="'tempo-e-vazaoV0'.B42:'tempo-e-vazaoV0'.I42 'tempo-e-vazaoV0'.A43:'tempo-e-vazaoV0'.A43 'tempo-e-vazaoV0'.B43:'tempo-e-vazaoV0'.I43 'tempo-e-vazaoV0'.A44:'tempo-e-vazaoV0'.A44 'tempo-e-vazaoV0'.B44:'tempo-e-vazaoV0'.I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7"/>
        <table:table-column table:style-name="co5" table:number-columns-repeated="8" table:default-cell-style-name="Default"/>
        <table:table-column table:style-name="co4" table:number-columns-repeated="1015" table:default-cell-style-name="Default"/>
        <table:table-row table:style-name="ro1">
          <table:table-cell/>
          <table:table-cell table:style-name="ce9"/>
          <table:table-cell table:style-name="ce2" office:value-type="string" calcext:value-type="string">
            <text:p>PrefixSum-WZ rodando no b9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Executando 10 vezes </text:p>
          </table:table-cell>
          <table:table-cell table:number-columns-repeated="4"/>
          <table:table-cell table:style-name="ce25" office:value-type="string" calcext:value-type="string">
            <text:p>total elements:</text:p>
          </table:table-cell>
          <table:table-cell table:style-name="ce7" office:value-type="float" office:value="500000000" calcext:value-type="float">
            <text:p>5000000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2]" office:value-type="float" office:value="1.24117" calcext:value-type="float">
            <text:p>1.241170</text:p>
          </table:table-cell>
          <table:table-cell table:style-name="ce14" table:formula="of:=[$dadosV0.$A13]" office:value-type="float" office:value="0.813518" calcext:value-type="float">
            <text:p>0.813518</text:p>
          </table:table-cell>
          <table:table-cell table:style-name="ce14" table:formula="of:=[$dadosV0.$A24]" office:value-type="float" office:value="0.711085" calcext:value-type="float">
            <text:p>0.711085</text:p>
          </table:table-cell>
          <table:table-cell table:style-name="ce14" table:formula="of:=[$dadosV0.$A35]" office:value-type="float" office:value="0.651615" calcext:value-type="float">
            <text:p>0.651615</text:p>
          </table:table-cell>
          <table:table-cell table:style-name="ce14" table:formula="of:=[$dadosV0.$A46]" office:value-type="float" office:value="0.656744" calcext:value-type="float">
            <text:p>0.656744</text:p>
          </table:table-cell>
          <table:table-cell table:style-name="ce14" table:formula="of:=[$dadosV0.$A57]" office:value-type="float" office:value="0.650794" calcext:value-type="float">
            <text:p>0.650794</text:p>
          </table:table-cell>
          <table:table-cell table:style-name="ce14" table:formula="of:=[$dadosV0.$A68]" office:value-type="float" office:value="0.64443" calcext:value-type="float">
            <text:p>0.644430</text:p>
          </table:table-cell>
          <table:table-cell table:style-name="ce14" table:formula="of:=[$dadosV0.$A79]" office:value-type="float" office:value="0.649935" calcext:value-type="float">
            <text:p>0.649935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3]" office:value-type="float" office:value="1.240456" calcext:value-type="float">
            <text:p>1.240456</text:p>
          </table:table-cell>
          <table:table-cell table:style-name="ce14" table:formula="of:=[$dadosV0.$A14]" office:value-type="float" office:value="0.816326" calcext:value-type="float">
            <text:p>0.816326</text:p>
          </table:table-cell>
          <table:table-cell table:style-name="ce14" table:formula="of:=[$dadosV0.$A25]" office:value-type="float" office:value="0.708629" calcext:value-type="float">
            <text:p>0.708629</text:p>
          </table:table-cell>
          <table:table-cell table:style-name="ce14" table:formula="of:=[$dadosV0.$A36]" office:value-type="float" office:value="0.655305" calcext:value-type="float">
            <text:p>0.655305</text:p>
          </table:table-cell>
          <table:table-cell table:style-name="ce14" table:formula="of:=[$dadosV0.$A47]" office:value-type="float" office:value="0.654861" calcext:value-type="float">
            <text:p>0.654861</text:p>
          </table:table-cell>
          <table:table-cell table:style-name="ce14" table:formula="of:=[$dadosV0.$A58]" office:value-type="float" office:value="0.643143" calcext:value-type="float">
            <text:p>0.643143</text:p>
          </table:table-cell>
          <table:table-cell table:style-name="ce14" table:formula="of:=[$dadosV0.$A69]" office:value-type="float" office:value="0.645907" calcext:value-type="float">
            <text:p>0.645907</text:p>
          </table:table-cell>
          <table:table-cell table:style-name="ce14" table:formula="of:=[$dadosV0.$A80]" office:value-type="float" office:value="0.650282" calcext:value-type="float">
            <text:p>0.65028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4]" office:value-type="float" office:value="1.242517" calcext:value-type="float">
            <text:p>1.242517</text:p>
          </table:table-cell>
          <table:table-cell table:style-name="ce14" table:formula="of:=[$dadosV0.$A15]" office:value-type="float" office:value="0.821015" calcext:value-type="float">
            <text:p>0.821015</text:p>
          </table:table-cell>
          <table:table-cell table:style-name="ce14" table:formula="of:=[$dadosV0.$A26]" office:value-type="float" office:value="0.711591" calcext:value-type="float">
            <text:p>0.711591</text:p>
          </table:table-cell>
          <table:table-cell table:style-name="ce14" table:formula="of:=[$dadosV0.$A37]" office:value-type="float" office:value="0.656386" calcext:value-type="float">
            <text:p>0.656386</text:p>
          </table:table-cell>
          <table:table-cell table:style-name="ce14" table:formula="of:=[$dadosV0.$A48]" office:value-type="float" office:value="0.653428" calcext:value-type="float">
            <text:p>0.653428</text:p>
          </table:table-cell>
          <table:table-cell table:style-name="ce14" table:formula="of:=[$dadosV0.$A59]" office:value-type="float" office:value="0.645468" calcext:value-type="float">
            <text:p>0.645468</text:p>
          </table:table-cell>
          <table:table-cell table:style-name="ce14" table:formula="of:=[$dadosV0.$A70]" office:value-type="float" office:value="0.647121" calcext:value-type="float">
            <text:p>0.647121</text:p>
          </table:table-cell>
          <table:table-cell table:style-name="ce14" table:formula="of:=[$dadosV0.$A81]" office:value-type="float" office:value="0.648268" calcext:value-type="float">
            <text:p>0.64826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5]" office:value-type="float" office:value="1.244572" calcext:value-type="float">
            <text:p>1.244572</text:p>
          </table:table-cell>
          <table:table-cell table:style-name="ce14" table:formula="of:=[$dadosV0.$A16]" office:value-type="float" office:value="0.816081" calcext:value-type="float">
            <text:p>0.816081</text:p>
          </table:table-cell>
          <table:table-cell table:style-name="ce14" table:formula="of:=[$dadosV0.$A27]" office:value-type="float" office:value="0.7084" calcext:value-type="float">
            <text:p>0.708400</text:p>
          </table:table-cell>
          <table:table-cell table:style-name="ce14" table:formula="of:=[$dadosV0.$A38]" office:value-type="float" office:value="0.653174" calcext:value-type="float">
            <text:p>0.653174</text:p>
          </table:table-cell>
          <table:table-cell table:style-name="ce14" table:formula="of:=[$dadosV0.$A49]" office:value-type="float" office:value="0.655839" calcext:value-type="float">
            <text:p>0.655839</text:p>
          </table:table-cell>
          <table:table-cell table:style-name="ce14" table:formula="of:=[$dadosV0.$A60]" office:value-type="float" office:value="0.651064" calcext:value-type="float">
            <text:p>0.651064</text:p>
          </table:table-cell>
          <table:table-cell table:style-name="ce14" table:formula="of:=[$dadosV0.$A71]" office:value-type="float" office:value="0.644712" calcext:value-type="float">
            <text:p>0.644712</text:p>
          </table:table-cell>
          <table:table-cell table:style-name="ce14" table:formula="of:=[$dadosV0.$A82]" office:value-type="float" office:value="0.65406" calcext:value-type="float">
            <text:p>0.654060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6]" office:value-type="float" office:value="1.243254" calcext:value-type="float">
            <text:p>1.243254</text:p>
          </table:table-cell>
          <table:table-cell table:style-name="ce14" table:formula="of:=[$dadosV0.$A17]" office:value-type="float" office:value="0.819892" calcext:value-type="float">
            <text:p>0.819892</text:p>
          </table:table-cell>
          <table:table-cell table:style-name="ce14" table:formula="of:=[$dadosV0.$A28]" office:value-type="float" office:value="0.706941" calcext:value-type="float">
            <text:p>0.706941</text:p>
          </table:table-cell>
          <table:table-cell table:style-name="ce14" table:formula="of:=[$dadosV0.$A39]" office:value-type="float" office:value="0.658151" calcext:value-type="float">
            <text:p>0.658151</text:p>
          </table:table-cell>
          <table:table-cell table:style-name="ce14" table:formula="of:=[$dadosV0.$A50]" office:value-type="float" office:value="0.655507" calcext:value-type="float">
            <text:p>0.655507</text:p>
          </table:table-cell>
          <table:table-cell table:style-name="ce14" table:formula="of:=[$dadosV0.$A61]" office:value-type="float" office:value="0.643592" calcext:value-type="float">
            <text:p>0.643592</text:p>
          </table:table-cell>
          <table:table-cell table:style-name="ce14" table:formula="of:=[$dadosV0.$A72]" office:value-type="float" office:value="0.649424" calcext:value-type="float">
            <text:p>0.649424</text:p>
          </table:table-cell>
          <table:table-cell table:style-name="ce14" table:formula="of:=[$dadosV0.$A83]" office:value-type="float" office:value="0.651792" calcext:value-type="float">
            <text:p>0.65179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7]" office:value-type="float" office:value="1.23758" calcext:value-type="float">
            <text:p>1.237580</text:p>
          </table:table-cell>
          <table:table-cell table:style-name="ce14" table:formula="of:=[$dadosV0.$A18]" office:value-type="float" office:value="0.815997" calcext:value-type="float">
            <text:p>0.815997</text:p>
          </table:table-cell>
          <table:table-cell table:style-name="ce14" table:formula="of:=[$dadosV0.$A29]" office:value-type="float" office:value="0.708966" calcext:value-type="float">
            <text:p>0.708966</text:p>
          </table:table-cell>
          <table:table-cell table:style-name="ce14" table:formula="of:=[$dadosV0.$A40]" office:value-type="float" office:value="0.65539" calcext:value-type="float">
            <text:p>0.655390</text:p>
          </table:table-cell>
          <table:table-cell table:style-name="ce14" table:formula="of:=[$dadosV0.$A51]" office:value-type="float" office:value="0.654038" calcext:value-type="float">
            <text:p>0.654038</text:p>
          </table:table-cell>
          <table:table-cell table:style-name="ce14" table:formula="of:=[$dadosV0.$A62]" office:value-type="float" office:value="0.646883" calcext:value-type="float">
            <text:p>0.646883</text:p>
          </table:table-cell>
          <table:table-cell table:style-name="ce14" table:formula="of:=[$dadosV0.$A73]" office:value-type="float" office:value="0.645687" calcext:value-type="float">
            <text:p>0.645687</text:p>
          </table:table-cell>
          <table:table-cell table:style-name="ce14" table:formula="of:=[$dadosV0.$A84]" office:value-type="float" office:value="0.647704" calcext:value-type="float">
            <text:p>0.647704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8]" office:value-type="float" office:value="1.246809" calcext:value-type="float">
            <text:p>1.246809</text:p>
          </table:table-cell>
          <table:table-cell table:style-name="ce14" table:formula="of:=[$dadosV0.$A19]" office:value-type="float" office:value="0.818361" calcext:value-type="float">
            <text:p>0.818361</text:p>
          </table:table-cell>
          <table:table-cell table:style-name="ce14" table:formula="of:=[$dadosV0.$A30]" office:value-type="float" office:value="0.709845" calcext:value-type="float">
            <text:p>0.709845</text:p>
          </table:table-cell>
          <table:table-cell table:style-name="ce14" table:formula="of:=[$dadosV0.$A41]" office:value-type="float" office:value="0.652613" calcext:value-type="float">
            <text:p>0.652613</text:p>
          </table:table-cell>
          <table:table-cell table:style-name="ce14" table:formula="of:=[$dadosV0.$A52]" office:value-type="float" office:value="0.656187" calcext:value-type="float">
            <text:p>0.656187</text:p>
          </table:table-cell>
          <table:table-cell table:style-name="ce14" table:formula="of:=[$dadosV0.$A63]" office:value-type="float" office:value="0.645205" calcext:value-type="float">
            <text:p>0.645205</text:p>
          </table:table-cell>
          <table:table-cell table:style-name="ce14" table:formula="of:=[$dadosV0.$A74]" office:value-type="float" office:value="0.644402" calcext:value-type="float">
            <text:p>0.644402</text:p>
          </table:table-cell>
          <table:table-cell table:style-name="ce14" table:formula="of:=[$dadosV0.$A85]" office:value-type="float" office:value="0.651828" calcext:value-type="float">
            <text:p>0.65182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9]" office:value-type="float" office:value="1.240291" calcext:value-type="float">
            <text:p>1.240291</text:p>
          </table:table-cell>
          <table:table-cell table:style-name="ce14" table:formula="of:=[$dadosV0.$A20]" office:value-type="float" office:value="0.813247" calcext:value-type="float">
            <text:p>0.813247</text:p>
          </table:table-cell>
          <table:table-cell table:style-name="ce14" table:formula="of:=[$dadosV0.$A31]" office:value-type="float" office:value="0.706429" calcext:value-type="float">
            <text:p>0.706429</text:p>
          </table:table-cell>
          <table:table-cell table:style-name="ce14" table:formula="of:=[$dadosV0.$A42]" office:value-type="float" office:value="0.656401" calcext:value-type="float">
            <text:p>0.656401</text:p>
          </table:table-cell>
          <table:table-cell table:style-name="ce14" table:formula="of:=[$dadosV0.$A53]" office:value-type="float" office:value="0.655681" calcext:value-type="float">
            <text:p>0.655681</text:p>
          </table:table-cell>
          <table:table-cell table:style-name="ce14" table:formula="of:=[$dadosV0.$A64]" office:value-type="float" office:value="0.643541" calcext:value-type="float">
            <text:p>0.643541</text:p>
          </table:table-cell>
          <table:table-cell table:style-name="ce14" table:formula="of:=[$dadosV0.$A75]" office:value-type="float" office:value="0.647444" calcext:value-type="float">
            <text:p>0.647444</text:p>
          </table:table-cell>
          <table:table-cell table:style-name="ce14" table:formula="of:=[$dadosV0.$A86]" office:value-type="float" office:value="0.651198" calcext:value-type="float">
            <text:p>0.65119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10]" office:value-type="float" office:value="1.24083" calcext:value-type="float">
            <text:p>1.240830</text:p>
          </table:table-cell>
          <table:table-cell table:style-name="ce14" table:formula="of:=[$dadosV0.$A21]" office:value-type="float" office:value="0.816333" calcext:value-type="float">
            <text:p>0.816333</text:p>
          </table:table-cell>
          <table:table-cell table:style-name="ce14" table:formula="of:=[$dadosV0.$A32]" office:value-type="float" office:value="0.705095" calcext:value-type="float">
            <text:p>0.705095</text:p>
          </table:table-cell>
          <table:table-cell table:style-name="ce14" table:formula="of:=[$dadosV0.$A43]" office:value-type="float" office:value="0.655282" calcext:value-type="float">
            <text:p>0.655282</text:p>
          </table:table-cell>
          <table:table-cell table:style-name="ce14" table:formula="of:=[$dadosV0.$A54]" office:value-type="float" office:value="0.654766" calcext:value-type="float">
            <text:p>0.654766</text:p>
          </table:table-cell>
          <table:table-cell table:style-name="ce14" table:formula="of:=[$dadosV0.$A65]" office:value-type="float" office:value="0.645467" calcext:value-type="float">
            <text:p>0.645467</text:p>
          </table:table-cell>
          <table:table-cell table:style-name="ce14" table:formula="of:=[$dadosV0.$A76]" office:value-type="float" office:value="0.647512" calcext:value-type="float">
            <text:p>0.647512</text:p>
          </table:table-cell>
          <table:table-cell table:style-name="ce14" table:formula="of:=[$dadosV0.$A87]" office:value-type="float" office:value="0.648143" calcext:value-type="float">
            <text:p>0.648143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11]" office:value-type="float" office:value="1.239683" calcext:value-type="float">
            <text:p>1.239683</text:p>
          </table:table-cell>
          <table:table-cell table:style-name="ce14" table:formula="of:=[$dadosV0.$A22]" office:value-type="float" office:value="0.808033" calcext:value-type="float">
            <text:p>0.808033</text:p>
          </table:table-cell>
          <table:table-cell table:style-name="ce14" table:formula="of:=[$dadosV0.$A33]" office:value-type="float" office:value="0.712204" calcext:value-type="float">
            <text:p>0.712204</text:p>
          </table:table-cell>
          <table:table-cell table:style-name="ce14" table:formula="of:=[$dadosV0.$A44]" office:value-type="float" office:value="0.653611" calcext:value-type="float">
            <text:p>0.653611</text:p>
          </table:table-cell>
          <table:table-cell table:style-name="ce14" table:formula="of:=[$dadosV0.$A55]" office:value-type="float" office:value="0.657162" calcext:value-type="float">
            <text:p>0.657162</text:p>
          </table:table-cell>
          <table:table-cell table:style-name="ce14" table:formula="of:=[$dadosV0.$A66]" office:value-type="float" office:value="0.649364" calcext:value-type="float">
            <text:p>0.649364</text:p>
          </table:table-cell>
          <table:table-cell table:style-name="ce14" table:formula="of:=[$dadosV0.$A77]" office:value-type="float" office:value="0.645889" calcext:value-type="float">
            <text:p>0.645889</text:p>
          </table:table-cell>
          <table:table-cell table:style-name="ce14" table:formula="of:=[$dadosV0.$A88]" office:value-type="float" office:value="0.650427" calcext:value-type="float">
            <text:p>0.650427</text:p>
          </table:table-cell>
          <table:table-cell table:number-columns-repeated="1015"/>
        </table:table-row>
        <table:table-row table:style-name="ro2">
          <table:table-cell/>
          <table:table-cell table:style-name="ce14" table:number-columns-repeated="8"/>
          <table:table-cell table:number-columns-repeated="1015"/>
        </table:table-row>
        <table:table-row table:style-name="ro2">
          <table:table-cell table:style-name="ce3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3"/>
          <table:table-cell table:style-name="ce11"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tempo médio (ms)</text:p>
          </table:table-cell>
          <table:table-cell table:style-name="ce6" table:formula="of:=ROUND(SUM([.B5:.B14])*1000/10;2)" office:value-type="float" office:value="1241.72" calcext:value-type="float">
            <text:p>1241,72</text:p>
          </table:table-cell>
          <table:table-cell table:style-name="ce6" table:formula="of:=ROUND(SUM([.C5:.C14])*1000/10;2)" office:value-type="float" office:value="815.88" calcext:value-type="float">
            <text:p>815,88</text:p>
          </table:table-cell>
          <table:table-cell table:style-name="ce6" table:formula="of:=ROUND(SUM([.D5:.D14])*1000/10;2)" office:value-type="float" office:value="708.92" calcext:value-type="float">
            <text:p>708,92</text:p>
          </table:table-cell>
          <table:table-cell table:style-name="ce6" table:formula="of:=ROUND(SUM([.E5:.E14])*1000/10;2)" office:value-type="float" office:value="654.79" calcext:value-type="float">
            <text:p>654,79</text:p>
          </table:table-cell>
          <table:table-cell table:style-name="ce6" table:formula="of:=ROUND(SUM([.F5:.F14])*1000/10;2)" office:value-type="float" office:value="655.42" calcext:value-type="float">
            <text:p>655,42</text:p>
          </table:table-cell>
          <table:table-cell table:style-name="ce6" table:formula="of:=ROUND(SUM([.G5:.G14])*1000/10;2)" office:value-type="float" office:value="646.45" calcext:value-type="float">
            <text:p>646,45</text:p>
          </table:table-cell>
          <table:table-cell table:style-name="ce6" table:formula="of:=ROUND(SUM([.H5:.H14])*1000/10;2)" office:value-type="float" office:value="646.25" calcext:value-type="float">
            <text:p>646,25</text:p>
          </table:table-cell>
          <table:table-cell table:style-name="ce6" table:formula="of:=ROUND(SUM([.I5:.I14])*1000/10;2)" office:value-type="float" office:value="650.36" calcext:value-type="float">
            <text:p>650,36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52" calcext:value-type="float">
            <text:p>1,52</text:p>
          </table:table-cell>
          <table:table-cell table:style-name="ce20" table:formula="of:=ROUND([.$B18]/[.D18];2)" office:value-type="float" office:value="1.75" calcext:value-type="float">
            <text:p>1,75</text:p>
          </table:table-cell>
          <table:table-cell table:style-name="ce20" table:formula="of:=ROUND([.$B18]/[.E18];2)" office:value-type="float" office:value="1.9" calcext:value-type="float">
            <text:p>1,90</text:p>
          </table:table-cell>
          <table:table-cell table:style-name="ce20" table:formula="of:=ROUND([.$B18]/[.F18];2)" office:value-type="float" office:value="1.89" calcext:value-type="float">
            <text:p>1,89</text:p>
          </table:table-cell>
          <table:table-cell table:style-name="ce20" table:formula="of:=ROUND([.$B18]/[.G18];2)" office:value-type="float" office:value="1.92" calcext:value-type="float">
            <text:p>1,92</text:p>
          </table:table-cell>
          <table:table-cell table:style-name="ce20" table:formula="of:=ROUND([.$B18]/[.H18];2)" office:value-type="float" office:value="1.92" calcext:value-type="float">
            <text:p>1,92</text:p>
          </table:table-cell>
          <table:table-cell table:style-name="ce20" table:formula="of:=ROUND([.$B18]/[.I18];2)" office:value-type="float" office:value="1.91" calcext:value-type="float">
            <text:p>1,91</text:p>
          </table:table-cell>
          <table:table-cell table:number-columns-repeated="1015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3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3"/>
          <table:table-cell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vazao média (Mels/S)</text:p>
          </table:table-cell>
          <table:table-cell table:style-name="ce6" table:formula="of:=ROUND([.$I$2]/(([.B18]/1000)*1000*1000);0)" office:value-type="float" office:value="403" calcext:value-type="float">
            <text:p>403</text:p>
          </table:table-cell>
          <table:table-cell table:style-name="ce6" table:formula="of:=ROUND([.$I$2]/(([.C18]/1000)*1000*1000);0)" office:value-type="float" office:value="613" calcext:value-type="float">
            <text:p>613</text:p>
          </table:table-cell>
          <table:table-cell table:style-name="ce6" table:formula="of:=ROUND([.$I$2]/(([.D18]/1000)*1000*1000);0)" office:value-type="float" office:value="705" calcext:value-type="float">
            <text:p>705</text:p>
          </table:table-cell>
          <table:table-cell table:style-name="ce6" table:formula="of:=ROUND([.$I$2]/(([.E18]/1000)*1000*1000);0)" office:value-type="float" office:value="764" calcext:value-type="float">
            <text:p>764</text:p>
          </table:table-cell>
          <table:table-cell table:style-name="ce6" table:formula="of:=ROUND([.$I$2]/(([.F18]/1000)*1000*1000);0)" office:value-type="float" office:value="763" calcext:value-type="float">
            <text:p>763</text:p>
          </table:table-cell>
          <table:table-cell table:style-name="ce6" table:formula="of:=ROUND([.$I$2]/(([.G18]/1000)*1000*1000);0)" office:value-type="float" office:value="773" calcext:value-type="float">
            <text:p>773</text:p>
          </table:table-cell>
          <table:table-cell table:style-name="ce6" table:formula="of:=ROUND([.$I$2]/(([.H18]/1000)*1000*1000);0)" office:value-type="float" office:value="774" calcext:value-type="float">
            <text:p>774</text:p>
          </table:table-cell>
          <table:table-cell table:style-name="ce6" table:formula="of:=ROUND([.$I$2]/(([.I18]/1000)*1000*1000);0)" office:value-type="float" office:value="769" calcext:value-type="float">
            <text:p>769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52" calcext:value-type="float">
            <text:p>1.52</text:p>
          </table:table-cell>
          <table:table-cell table:style-name="ce17" table:formula="of:=[.D19]" office:value-type="float" office:value="1.75" calcext:value-type="float">
            <text:p>1.75</text:p>
          </table:table-cell>
          <table:table-cell table:style-name="ce17" table:formula="of:=[.E19]" office:value-type="float" office:value="1.9" calcext:value-type="float">
            <text:p>1.90</text:p>
          </table:table-cell>
          <table:table-cell table:style-name="ce17" table:formula="of:=[.F19]" office:value-type="float" office:value="1.89" calcext:value-type="float">
            <text:p>1.89</text:p>
          </table:table-cell>
          <table:table-cell table:style-name="ce17" table:formula="of:=[.G19]" office:value-type="float" office:value="1.92" calcext:value-type="float">
            <text:p>1.92</text:p>
          </table:table-cell>
          <table:table-cell table:style-name="ce17" table:formula="of:=[.H19]" office:value-type="float" office:value="1.92" calcext:value-type="float">
            <text:p>1.92</text:p>
          </table:table-cell>
          <table:table-cell table:style-name="ce17" table:formula="of:=[.I19]" office:value-type="float" office:value="1.91" calcext:value-type="float">
            <text:p>1.91</text:p>
          </table:table-cell>
          <table:table-cell table:number-columns-repeated="1015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V0" table:style-name="ta1">
        <office:forms form:automatic-focus="false" form:apply-design-mode="false"/>
        <table:table-column table:style-name="co4" table:number-columns-repeated="5" table:default-cell-style-name="Default"/>
        <table:table-row table:style-name="ro2">
          <table:table-cell office:value-type="string" calcext:value-type="string">
            <text:p>\\\\\\\\\\\\\\\\\\\\\\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1.24117" calcext:value-type="float">
            <text:p>1,24117</text:p>
          </table:table-cell>
          <table:table-cell table:number-columns-repeated="4"/>
        </table:table-row>
        <table:table-row table:style-name="ro2">
          <table:table-cell office:value-type="float" office:value="1.240456" calcext:value-type="float">
            <text:p>1,240456</text:p>
          </table:table-cell>
          <table:table-cell table:number-columns-repeated="4"/>
        </table:table-row>
        <table:table-row table:style-name="ro2">
          <table:table-cell office:value-type="float" office:value="1.242517" calcext:value-type="float">
            <text:p>1,242517</text:p>
          </table:table-cell>
          <table:table-cell table:number-columns-repeated="4"/>
        </table:table-row>
        <table:table-row table:style-name="ro2">
          <table:table-cell office:value-type="float" office:value="1.244572" calcext:value-type="float">
            <text:p>1,244572</text:p>
          </table:table-cell>
          <table:table-cell table:number-columns-repeated="4"/>
        </table:table-row>
        <table:table-row table:style-name="ro2">
          <table:table-cell office:value-type="float" office:value="1.243254" calcext:value-type="float">
            <text:p>1,243254</text:p>
          </table:table-cell>
          <table:table-cell table:number-columns-repeated="4"/>
        </table:table-row>
        <table:table-row table:style-name="ro2">
          <table:table-cell table:style-name="ce28" office:value-type="float" office:value="1.23758" calcext:value-type="float">
            <text:p>1,24</text:p>
          </table:table-cell>
          <table:table-cell table:number-columns-repeated="4"/>
        </table:table-row>
        <table:table-row table:style-name="ro2">
          <table:table-cell office:value-type="float" office:value="1.246809" calcext:value-type="float">
            <text:p>1,246809</text:p>
          </table:table-cell>
          <table:table-cell table:number-columns-repeated="4"/>
        </table:table-row>
        <table:table-row table:style-name="ro2">
          <table:table-cell office:value-type="float" office:value="1.240291" calcext:value-type="float">
            <text:p>1,240291</text:p>
          </table:table-cell>
          <table:table-cell table:number-columns-repeated="4"/>
        </table:table-row>
        <table:table-row table:style-name="ro2">
          <table:table-cell office:value-type="float" office:value="1.24083" calcext:value-type="float">
            <text:p>1,24083</text:p>
          </table:table-cell>
          <table:table-cell table:number-columns-repeated="4"/>
        </table:table-row>
        <table:table-row table:style-name="ro2">
          <table:table-cell office:value-type="float" office:value="1.239683" calcext:value-type="float">
            <text:p>1,2396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813518" calcext:value-type="float">
            <text:p>0,813518</text:p>
          </table:table-cell>
          <table:table-cell table:number-columns-repeated="4"/>
        </table:table-row>
        <table:table-row table:style-name="ro2">
          <table:table-cell office:value-type="float" office:value="0.816326" calcext:value-type="float">
            <text:p>0,816326</text:p>
          </table:table-cell>
          <table:table-cell table:number-columns-repeated="4"/>
        </table:table-row>
        <table:table-row table:style-name="ro2">
          <table:table-cell office:value-type="float" office:value="0.821015" calcext:value-type="float">
            <text:p>0,821015</text:p>
          </table:table-cell>
          <table:table-cell table:number-columns-repeated="4"/>
        </table:table-row>
        <table:table-row table:style-name="ro2">
          <table:table-cell office:value-type="float" office:value="0.816081" calcext:value-type="float">
            <text:p>0,816081</text:p>
          </table:table-cell>
          <table:table-cell table:number-columns-repeated="4"/>
        </table:table-row>
        <table:table-row table:style-name="ro2">
          <table:table-cell office:value-type="float" office:value="0.819892" calcext:value-type="float">
            <text:p>0,819892</text:p>
          </table:table-cell>
          <table:table-cell table:number-columns-repeated="4"/>
        </table:table-row>
        <table:table-row table:style-name="ro2">
          <table:table-cell office:value-type="float" office:value="0.815997" calcext:value-type="float">
            <text:p>0,815997</text:p>
          </table:table-cell>
          <table:table-cell office:value-type="string" calcext:value-type="string">
            <text:p>\\\\</text:p>
          </table:table-cell>
          <table:table-cell table:number-columns-repeated="3"/>
        </table:table-row>
        <table:table-row table:style-name="ro2">
          <table:table-cell office:value-type="float" office:value="0.818361" calcext:value-type="float">
            <text:p>0,818361</text:p>
          </table:table-cell>
          <table:table-cell table:number-columns-repeated="4"/>
        </table:table-row>
        <table:table-row table:style-name="ro2">
          <table:table-cell office:value-type="float" office:value="0.813247" calcext:value-type="float">
            <text:p>0,813247</text:p>
          </table:table-cell>
          <table:table-cell table:number-columns-repeated="4"/>
        </table:table-row>
        <table:table-row table:style-name="ro2">
          <table:table-cell office:value-type="float" office:value="0.816333" calcext:value-type="float">
            <text:p>0,816333</text:p>
          </table:table-cell>
          <table:table-cell table:number-columns-repeated="4"/>
        </table:table-row>
        <table:table-row table:style-name="ro2">
          <table:table-cell office:value-type="float" office:value="0.808033" calcext:value-type="float">
            <text:p>0,8080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711085" calcext:value-type="float">
            <text:p>0,711085</text:p>
          </table:table-cell>
          <table:table-cell table:number-columns-repeated="4"/>
        </table:table-row>
        <table:table-row table:style-name="ro2">
          <table:table-cell office:value-type="float" office:value="0.708629" calcext:value-type="float">
            <text:p>0,708629</text:p>
          </table:table-cell>
          <table:table-cell table:style-name="ce28" table:formula="of:=SUM([.A23:.A32])" office:value-type="float" office:value="6.376981" calcext:value-type="float">
            <text:p>6,38</text:p>
          </table:table-cell>
          <table:table-cell table:number-columns-repeated="3"/>
        </table:table-row>
        <table:table-row table:style-name="ro2">
          <table:table-cell office:value-type="float" office:value="0.711591" calcext:value-type="float">
            <text:p>0,711591</text:p>
          </table:table-cell>
          <table:table-cell table:number-columns-repeated="4"/>
        </table:table-row>
        <table:table-row table:style-name="ro2">
          <table:table-cell office:value-type="float" office:value="0.7084" calcext:value-type="float">
            <text:p>0,7084</text:p>
          </table:table-cell>
          <table:table-cell table:number-columns-repeated="4"/>
        </table:table-row>
        <table:table-row table:style-name="ro2">
          <table:table-cell office:value-type="float" office:value="0.706941" calcext:value-type="float">
            <text:p>0,706941</text:p>
          </table:table-cell>
          <table:table-cell table:number-columns-repeated="4"/>
        </table:table-row>
        <table:table-row table:style-name="ro2">
          <table:table-cell office:value-type="float" office:value="0.708966" calcext:value-type="float">
            <text:p>0,708966</text:p>
          </table:table-cell>
          <table:table-cell table:number-columns-repeated="4"/>
        </table:table-row>
        <table:table-row table:style-name="ro2">
          <table:table-cell office:value-type="float" office:value="0.709845" calcext:value-type="float">
            <text:p>0,709845</text:p>
          </table:table-cell>
          <table:table-cell table:number-columns-repeated="4"/>
        </table:table-row>
        <table:table-row table:style-name="ro2">
          <table:table-cell office:value-type="float" office:value="0.706429" calcext:value-type="float">
            <text:p>0,706429</text:p>
          </table:table-cell>
          <table:table-cell table:number-columns-repeated="4"/>
        </table:table-row>
        <table:table-row table:style-name="ro2">
          <table:table-cell office:value-type="float" office:value="0.705095" calcext:value-type="float">
            <text:p>0,705095</text:p>
          </table:table-cell>
          <table:table-cell table:number-columns-repeated="4"/>
        </table:table-row>
        <table:table-row table:style-name="ro2">
          <table:table-cell office:value-type="float" office:value="0.712204" calcext:value-type="float">
            <text:p>0,7122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1615" calcext:value-type="float">
            <text:p>0,651615</text:p>
          </table:table-cell>
          <table:table-cell table:number-columns-repeated="4"/>
        </table:table-row>
        <table:table-row table:style-name="ro2">
          <table:table-cell office:value-type="float" office:value="0.655305" calcext:value-type="float">
            <text:p>0,655305</text:p>
          </table:table-cell>
          <table:table-cell table:number-columns-repeated="4"/>
        </table:table-row>
        <table:table-row table:style-name="ro2">
          <table:table-cell office:value-type="float" office:value="0.656386" calcext:value-type="float">
            <text:p>0,656386</text:p>
          </table:table-cell>
          <table:table-cell table:number-columns-repeated="4"/>
        </table:table-row>
        <table:table-row table:style-name="ro2">
          <table:table-cell office:value-type="float" office:value="0.653174" calcext:value-type="float">
            <text:p>0,653174</text:p>
          </table:table-cell>
          <table:table-cell table:number-columns-repeated="4"/>
        </table:table-row>
        <table:table-row table:style-name="ro2">
          <table:table-cell office:value-type="float" office:value="0.658151" calcext:value-type="float">
            <text:p>0,658151</text:p>
          </table:table-cell>
          <table:table-cell table:number-columns-repeated="4"/>
        </table:table-row>
        <table:table-row table:style-name="ro2">
          <table:table-cell office:value-type="float" office:value="0.65539" calcext:value-type="float">
            <text:p>0,65539</text:p>
          </table:table-cell>
          <table:table-cell table:number-columns-repeated="4"/>
        </table:table-row>
        <table:table-row table:style-name="ro2">
          <table:table-cell office:value-type="float" office:value="0.652613" calcext:value-type="float">
            <text:p>0,652613</text:p>
          </table:table-cell>
          <table:table-cell table:number-columns-repeated="4"/>
        </table:table-row>
        <table:table-row table:style-name="ro2">
          <table:table-cell office:value-type="float" office:value="0.656401" calcext:value-type="float">
            <text:p>0,656401</text:p>
          </table:table-cell>
          <table:table-cell table:number-columns-repeated="4"/>
        </table:table-row>
        <table:table-row table:style-name="ro2">
          <table:table-cell office:value-type="float" office:value="0.655282" calcext:value-type="float">
            <text:p>0,655282</text:p>
          </table:table-cell>
          <table:table-cell table:number-columns-repeated="4"/>
        </table:table-row>
        <table:table-row table:style-name="ro2">
          <table:table-cell office:value-type="float" office:value="0.653611" calcext:value-type="float">
            <text:p>0,6536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6744" calcext:value-type="float">
            <text:p>0,656744</text:p>
          </table:table-cell>
          <table:table-cell table:number-columns-repeated="4"/>
        </table:table-row>
        <table:table-row table:style-name="ro2">
          <table:table-cell office:value-type="float" office:value="0.654861" calcext:value-type="float">
            <text:p>0,654861</text:p>
          </table:table-cell>
          <table:table-cell table:number-columns-repeated="4"/>
        </table:table-row>
        <table:table-row table:style-name="ro2">
          <table:table-cell office:value-type="float" office:value="0.653428" calcext:value-type="float">
            <text:p>0,653428</text:p>
          </table:table-cell>
          <table:table-cell table:number-columns-repeated="4"/>
        </table:table-row>
        <table:table-row table:style-name="ro2">
          <table:table-cell office:value-type="float" office:value="0.655839" calcext:value-type="float">
            <text:p>0,655839</text:p>
          </table:table-cell>
          <table:table-cell table:number-columns-repeated="4"/>
        </table:table-row>
        <table:table-row table:style-name="ro2">
          <table:table-cell office:value-type="float" office:value="0.655507" calcext:value-type="float">
            <text:p>0,655507</text:p>
          </table:table-cell>
          <table:table-cell table:number-columns-repeated="4"/>
        </table:table-row>
        <table:table-row table:style-name="ro2">
          <table:table-cell office:value-type="float" office:value="0.654038" calcext:value-type="float">
            <text:p>0,654038</text:p>
          </table:table-cell>
          <table:table-cell table:number-columns-repeated="4"/>
        </table:table-row>
        <table:table-row table:style-name="ro2">
          <table:table-cell office:value-type="float" office:value="0.656187" calcext:value-type="float">
            <text:p>0,656187</text:p>
          </table:table-cell>
          <table:table-cell table:number-columns-repeated="4"/>
        </table:table-row>
        <table:table-row table:style-name="ro2">
          <table:table-cell office:value-type="float" office:value="0.655681" calcext:value-type="float">
            <text:p>0,655681</text:p>
          </table:table-cell>
          <table:table-cell table:number-columns-repeated="4"/>
        </table:table-row>
        <table:table-row table:style-name="ro2">
          <table:table-cell office:value-type="float" office:value="0.654766" calcext:value-type="float">
            <text:p>0,654766</text:p>
          </table:table-cell>
          <table:table-cell table:number-columns-repeated="4"/>
        </table:table-row>
        <table:table-row table:style-name="ro2">
          <table:table-cell office:value-type="float" office:value="0.657162" calcext:value-type="float">
            <text:p>0,65716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0794" calcext:value-type="float">
            <text:p>0,650794</text:p>
          </table:table-cell>
          <table:table-cell table:number-columns-repeated="4"/>
        </table:table-row>
        <table:table-row table:style-name="ro2">
          <table:table-cell office:value-type="float" office:value="0.643143" calcext:value-type="float">
            <text:p>0,643143</text:p>
          </table:table-cell>
          <table:table-cell table:number-columns-repeated="4"/>
        </table:table-row>
        <table:table-row table:style-name="ro2">
          <table:table-cell office:value-type="float" office:value="0.645468" calcext:value-type="float">
            <text:p>0,645468</text:p>
          </table:table-cell>
          <table:table-cell table:number-columns-repeated="4"/>
        </table:table-row>
        <table:table-row table:style-name="ro2">
          <table:table-cell office:value-type="float" office:value="0.651064" calcext:value-type="float">
            <text:p>0,651064</text:p>
          </table:table-cell>
          <table:table-cell table:number-columns-repeated="4"/>
        </table:table-row>
        <table:table-row table:style-name="ro2">
          <table:table-cell office:value-type="float" office:value="0.643592" calcext:value-type="float">
            <text:p>0,643592</text:p>
          </table:table-cell>
          <table:table-cell table:number-columns-repeated="4"/>
        </table:table-row>
        <table:table-row table:style-name="ro2">
          <table:table-cell office:value-type="float" office:value="0.646883" calcext:value-type="float">
            <text:p>0,646883</text:p>
          </table:table-cell>
          <table:table-cell table:number-columns-repeated="4"/>
        </table:table-row>
        <table:table-row table:style-name="ro2">
          <table:table-cell office:value-type="float" office:value="0.645205" calcext:value-type="float">
            <text:p>0,645205</text:p>
          </table:table-cell>
          <table:table-cell table:number-columns-repeated="4"/>
        </table:table-row>
        <table:table-row table:style-name="ro2">
          <table:table-cell office:value-type="float" office:value="0.643541" calcext:value-type="float">
            <text:p>0,643541</text:p>
          </table:table-cell>
          <table:table-cell table:number-columns-repeated="4"/>
        </table:table-row>
        <table:table-row table:style-name="ro2">
          <table:table-cell office:value-type="float" office:value="0.645467" calcext:value-type="float">
            <text:p>0,645467</text:p>
          </table:table-cell>
          <table:table-cell table:number-columns-repeated="4"/>
        </table:table-row>
        <table:table-row table:style-name="ro2">
          <table:table-cell office:value-type="float" office:value="0.649364" calcext:value-type="float">
            <text:p>0,6493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4443" calcext:value-type="float">
            <text:p>0,64443</text:p>
          </table:table-cell>
          <table:table-cell table:number-columns-repeated="4"/>
        </table:table-row>
        <table:table-row table:style-name="ro2">
          <table:table-cell office:value-type="float" office:value="0.645907" calcext:value-type="float">
            <text:p>0,645907</text:p>
          </table:table-cell>
          <table:table-cell table:number-columns-repeated="4"/>
        </table:table-row>
        <table:table-row table:style-name="ro2">
          <table:table-cell office:value-type="float" office:value="0.647121" calcext:value-type="float">
            <text:p>0,647121</text:p>
          </table:table-cell>
          <table:table-cell table:number-columns-repeated="4"/>
        </table:table-row>
        <table:table-row table:style-name="ro2">
          <table:table-cell office:value-type="float" office:value="0.644712" calcext:value-type="float">
            <text:p>0,644712</text:p>
          </table:table-cell>
          <table:table-cell table:number-columns-repeated="4"/>
        </table:table-row>
        <table:table-row table:style-name="ro2">
          <table:table-cell office:value-type="float" office:value="0.649424" calcext:value-type="float">
            <text:p>0,649424</text:p>
          </table:table-cell>
          <table:table-cell table:number-columns-repeated="4"/>
        </table:table-row>
        <table:table-row table:style-name="ro2">
          <table:table-cell office:value-type="float" office:value="0.645687" calcext:value-type="float">
            <text:p>0,645687</text:p>
          </table:table-cell>
          <table:table-cell table:number-columns-repeated="4"/>
        </table:table-row>
        <table:table-row table:style-name="ro2">
          <table:table-cell office:value-type="float" office:value="0.644402" calcext:value-type="float">
            <text:p>0,644402</text:p>
          </table:table-cell>
          <table:table-cell table:number-columns-repeated="4"/>
        </table:table-row>
        <table:table-row table:style-name="ro2">
          <table:table-cell office:value-type="float" office:value="0.647444" calcext:value-type="float">
            <text:p>0,647444</text:p>
          </table:table-cell>
          <table:table-cell table:number-columns-repeated="4"/>
        </table:table-row>
        <table:table-row table:style-name="ro2">
          <table:table-cell office:value-type="float" office:value="0.647512" calcext:value-type="float">
            <text:p>0,647512</text:p>
          </table:table-cell>
          <table:table-cell table:number-columns-repeated="4"/>
        </table:table-row>
        <table:table-row table:style-name="ro2">
          <table:table-cell office:value-type="float" office:value="0.645889" calcext:value-type="float">
            <text:p>0,64588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49935" calcext:value-type="float">
            <text:p>0,649935</text:p>
          </table:table-cell>
          <table:table-cell table:number-columns-repeated="4"/>
        </table:table-row>
        <table:table-row table:style-name="ro2">
          <table:table-cell office:value-type="float" office:value="0.650282" calcext:value-type="float">
            <text:p>0,650282</text:p>
          </table:table-cell>
          <table:table-cell table:number-columns-repeated="4"/>
        </table:table-row>
        <table:table-row table:style-name="ro2">
          <table:table-cell office:value-type="float" office:value="0.648268" calcext:value-type="float">
            <text:p>0,648268</text:p>
          </table:table-cell>
          <table:table-cell table:number-columns-repeated="4"/>
        </table:table-row>
        <table:table-row table:style-name="ro2">
          <table:table-cell office:value-type="float" office:value="0.65406" calcext:value-type="float">
            <text:p>0,65406</text:p>
          </table:table-cell>
          <table:table-cell table:number-columns-repeated="4"/>
        </table:table-row>
        <table:table-row table:style-name="ro2">
          <table:table-cell office:value-type="float" office:value="0.651792" calcext:value-type="float">
            <text:p>0,651792</text:p>
          </table:table-cell>
          <table:table-cell table:number-columns-repeated="4"/>
        </table:table-row>
        <table:table-row table:style-name="ro2">
          <table:table-cell office:value-type="float" office:value="0.647704" calcext:value-type="float">
            <text:p>0,647704</text:p>
          </table:table-cell>
          <table:table-cell table:number-columns-repeated="4"/>
        </table:table-row>
        <table:table-row table:style-name="ro2">
          <table:table-cell office:value-type="float" office:value="0.651828" calcext:value-type="float">
            <text:p>0,651828</text:p>
          </table:table-cell>
          <table:table-cell table:number-columns-repeated="4"/>
        </table:table-row>
        <table:table-row table:style-name="ro2">
          <table:table-cell office:value-type="float" office:value="0.651198" calcext:value-type="float">
            <text:p>0,651198</text:p>
          </table:table-cell>
          <table:table-cell table:number-columns-repeated="4"/>
        </table:table-row>
        <table:table-row table:style-name="ro2">
          <table:table-cell office:value-type="float" office:value="0.648143" calcext:value-type="float">
            <text:p>0,648143</text:p>
          </table:table-cell>
          <table:table-cell table:number-columns-repeated="4"/>
        </table:table-row>
        <table:table-row table:style-name="ro2">
          <table:table-cell office:value-type="float" office:value="0.650427" calcext:value-type="float">
            <text:p>0,6504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gner@b9s:~/aa-pp22/Prefix-Sum/prefixSumPth-wz$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AGE: ./run.sh &lt;nElements&gt;</text:p>
          </table:table-cell>
          <table:table-cell table:number-columns-repeated="4"/>
        </table:table-row>
      </table:table>
      <table:table table:name="compara-v1-e-v0" table:style-name="ta1">
        <table:shapes>
          <draw:frame draw:z-index="0" draw:style-name="gr1" draw:text-style-name="P1" svg:width="10.795cm" svg:height="8.996cm" svg:x="2.259cm" svg:y="3.512cm">
            <draw:object draw:notify-on-update-of-ranges="'compara-v1-e-v0'.B2:'compara-v1-e-v0'.I2 'compara-v1-e-v0'.A3:'compara-v1-e-v0'.A3 'compara-v1-e-v0'.B3:'compara-v1-e-v0'.I3 'compara-v1-e-v0'.A4:'compara-v1-e-v0'.A4 'compara-v1-e-v0'.B4:'compara-v1-e-v0'.I4 'compara-v1-e-v0'.A5:'compara-v1-e-v0'.A5 'compara-v1-e-v0'.B5:'compara-v1-e-v0'.I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ustom-shape draw:z-index="1" draw:style-name="gr2" draw:text-style-name="P3" svg:width="5.388cm" svg:height="0.757cm" svg:x="4.297cm" svg:y="5.828cm">
            <text:p text:style-name="P2"><text:span text:style-name="T1">OBS: note que a aceleração é</text:span></text:p>
            <text:p text:style-name="P2"><text:span text:style-name="T1"><text:s/></text:span><text:span text:style-name="T1">entre <text:s/>duas versões paralelas</text:span>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3" svg:width="5.543cm" svg:height="0.388cm" svg:x="4.438cm" svg:y="10.408cm">
            <text:p text:style-name="P2"><text:span text:style-name="T1">A versão 2 é até 61% mais rápida que a versão 1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6" table:default-cell-style-name="ce30"/>
        <table:table-column table:style-name="co7" table:default-cell-style-name="ce15"/>
        <table:table-column table:style-name="co8" table:number-columns-repeated="7" table:default-cell-style-name="ce3"/>
        <table:table-row table:style-name="ro2">
          <table:table-cell table:style-name="ce3"/>
          <table:table-cell office:value-type="string" calcext:value-type="string" table:number-columns-spanned="8" table:number-rows-spanned="1">
            <text:p>Tempo médio</text:p>
          </table:table-cell>
          <table:covered-table-cell table:number-columns-repeated="7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tempo médio V1 (ms)</text:p>
          </table:table-cell>
          <table:table-cell table:style-name="ce31" table:formula="of:=[$'tempo-e-vazaoV0'.B18]" office:value-type="float" office:value="1241.72" calcext:value-type="float">
            <text:p>1241,72</text:p>
          </table:table-cell>
          <table:table-cell table:style-name="ce31" table:formula="of:=[$'tempo-e-vazaoV0'.C18]" office:value-type="float" office:value="815.88" calcext:value-type="float">
            <text:p>815,88</text:p>
          </table:table-cell>
          <table:table-cell table:style-name="ce31" table:formula="of:=[$'tempo-e-vazaoV0'.D18]" office:value-type="float" office:value="708.92" calcext:value-type="float">
            <text:p>708,92</text:p>
          </table:table-cell>
          <table:table-cell table:style-name="ce31" table:formula="of:=[$'tempo-e-vazaoV0'.E18]" office:value-type="float" office:value="654.79" calcext:value-type="float">
            <text:p>654,79</text:p>
          </table:table-cell>
          <table:table-cell table:style-name="ce31" table:formula="of:=[$'tempo-e-vazaoV0'.F18]" office:value-type="float" office:value="655.42" calcext:value-type="float">
            <text:p>655,42</text:p>
          </table:table-cell>
          <table:table-cell table:style-name="ce31" table:formula="of:=[$'tempo-e-vazaoV0'.G18]" office:value-type="float" office:value="646.45" calcext:value-type="float">
            <text:p>646,45</text:p>
          </table:table-cell>
          <table:table-cell table:style-name="ce31" table:formula="of:=[$'tempo-e-vazaoV0'.H18]" office:value-type="float" office:value="646.25" calcext:value-type="float">
            <text:p>646,25</text:p>
          </table:table-cell>
          <table:table-cell table:style-name="ce31" table:formula="of:=[$'tempo-e-vazaoV0'.I18]" office:value-type="float" office:value="650.36" calcext:value-type="float">
            <text:p>650,36</text:p>
          </table:table-cell>
        </table:table-row>
        <table:table-row table:style-name="ro2">
          <table:table-cell office:value-type="string" calcext:value-type="string">
            <text:p>tempo médio V2 (ms)</text:p>
          </table:table-cell>
          <table:table-cell table:style-name="ce32" table:formula="of:=[$'tempo-e-vazaoV1'.B18]" office:value-type="float" office:value="11260" calcext:value-type="float">
            <text:p>11260,00</text:p>
          </table:table-cell>
          <table:table-cell table:style-name="ce32" table:formula="of:=[$'tempo-e-vazaoV1'.C18]" office:value-type="float" office:value="9532" calcext:value-type="float">
            <text:p>9532,00</text:p>
          </table:table-cell>
          <table:table-cell table:style-name="ce32" table:formula="of:=[$'tempo-e-vazaoV1'.D18]" office:value-type="float" office:value="9254" calcext:value-type="float">
            <text:p>9254,00</text:p>
          </table:table-cell>
          <table:table-cell table:style-name="ce32" table:formula="of:=[$'tempo-e-vazaoV1'.E18]" office:value-type="float" office:value="9188" calcext:value-type="float">
            <text:p>9188,00</text:p>
          </table:table-cell>
          <table:table-cell table:style-name="ce32" table:formula="of:=[$'tempo-e-vazaoV1'.F18]" office:value-type="float" office:value="9341" calcext:value-type="float">
            <text:p>9341,00</text:p>
          </table:table-cell>
          <table:table-cell table:style-name="ce32" table:formula="of:=[$'tempo-e-vazaoV1'.G18]" office:value-type="float" office:value="9357" calcext:value-type="float">
            <text:p>9357,00</text:p>
          </table:table-cell>
          <table:table-cell table:style-name="ce32" table:formula="of:=[$'tempo-e-vazaoV1'.H18]" office:value-type="float" office:value="9440" calcext:value-type="float">
            <text:p>9440,00</text:p>
          </table:table-cell>
          <table:table-cell table:style-name="ce32" table:formula="of:=[$'tempo-e-vazaoV1'.I18]" office:value-type="float" office:value="9466" calcext:value-type="float">
            <text:p>9466,00</text:p>
          </table:table-cell>
        </table:table-row>
        <table:table-row table:style-name="ro2">
          <table:table-cell table:style-name="ce31" office:value-type="string" calcext:value-type="string">
            <text:p>Aceleraçao v2 sobre V1</text:p>
          </table:table-cell>
          <table:table-cell table:style-name="ce33" table:formula="of:=ROUND([.B3]/[.B4];2)" office:value-type="float" office:value="0.11" calcext:value-type="float">
            <text:p>0.11</text:p>
          </table:table-cell>
          <table:table-cell table:style-name="ce33" table:formula="of:=ROUND([.C3]/[.C4];2)" office:value-type="float" office:value="0.09" calcext:value-type="float">
            <text:p>0.09</text:p>
          </table:table-cell>
          <table:table-cell table:style-name="ce33" table:formula="of:=ROUND([.D3]/[.D4];2)" office:value-type="float" office:value="0.08" calcext:value-type="float">
            <text:p>0.08</text:p>
          </table:table-cell>
          <table:table-cell table:style-name="ce33" table:formula="of:=ROUND([.E3]/[.E4];2)" office:value-type="float" office:value="0.07" calcext:value-type="float">
            <text:p>0.07</text:p>
          </table:table-cell>
          <table:table-cell table:style-name="ce33" table:formula="of:=ROUND([.F3]/[.F4];2)" office:value-type="float" office:value="0.07" calcext:value-type="float">
            <text:p>0.07</text:p>
          </table:table-cell>
          <table:table-cell table:style-name="ce33" table:formula="of:=ROUND([.G3]/[.G4];2)" office:value-type="float" office:value="0.07" calcext:value-type="float">
            <text:p>0.07</text:p>
          </table:table-cell>
          <table:table-cell table:style-name="ce33" table:formula="of:=ROUND([.H3]/[.H4];2)" office:value-type="float" office:value="0.07" calcext:value-type="float">
            <text:p>0.07</text:p>
          </table:table-cell>
          <table:table-cell table:style-name="ce33" table:formula="of:=ROUND([.I3]/[.I4];2)" office:value-type="float" office:value="0.07" calcext:value-type="float">
            <text:p>0.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1">
      <number:number number:decimal-places="3" number:min-decimal-places="3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6" number:language="en" number:country="US">
      <number:number number:decimal-places="6" number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editing-duration>PT19M12S</meta:editing-duration>
    <meta:editing-cycles>2</meta:editing-cycles>
    <meta:creation-date>2025-10-07T16:59:35.217639794</meta:creation-date>
    <dc:date>2025-10-07T17:18:45.281669606</dc:date>
    <meta:document-statistic meta:table-count="5" meta:cell-count="579" meta:object-count="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4" chart:interval-major="1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385cm" svg:height="8.385cm" xlink:href=".." xlink:type="simple" chart:class="chart:line" chart:style-name="ch1">
        <chart:title svg:x="1.211cm" svg:y="0.098cm" chart:style-name="ch2">
          <text:p>Soma de prefixos paralela com Pthreads (long int)</text:p>
        </chart:title>
        <chart:subtitle svg:x="3.286cm" svg:y="1.241cm" chart:style-name="ch3">
          <text:p> i7-4770 (4 cores, 8 hyperthreads)</text:p>
        </chart:subtitle>
        <chart:legend chart:legend-position="end" svg:x="6.27cm" svg:y="3.235cm" style:legend-expansion="custom" svg:width="5.543cm" svg:height="1.477cm" style:legend-expansion-aspect-ratio="3.75287745429926" chart:style-name="ch4"/>
        <chart:plot-area chart:style-name="ch5" table:cell-range-address="'tempo-e-vazaoV1'.A42:'tempo-e-vazaoV1'.I44" chart:data-source-has-labels="both" svg:x="1.298cm" svg:y="1.663cm" svg:width="11.327cm" svg:height="5.976cm">
          <chart:coordinate-region svg:x="2.025cm" svg:y="1.862cm" svg:width="10.163cm" svg:height="5.13cm"/>
          <chart:axis chart:dimension="x" chart:name="primary-x" chart:style-name="ch6" chartooo:axis-type="auto">
            <chartooo:date-scale/>
            <chart:title svg:x="6.229cm" svg:y="7.806cm" chart:style-name="ch7">
              <text:p>n threads</text:p>
            </chart:title>
            <chart:categories table:cell-range-address="'tempo-e-vazaoV1'.B42:'tempo-e-vazaoV1'.I42"/>
          </chart:axis>
          <chart:axis chart:dimension="y" chart:name="primary-y" chart:style-name="ch8">
            <chart:title svg:x="0.015cm" svg:y="6.187cm" chart:style-name="ch9">
              <text:p>vazao média (MEls/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1'.B43:'tempo-e-vazaoV1'.I43" chart:label-cell-address="'tempo-e-vazaoV1'.A43:'tempo-e-vazaoV1'.A43" chart:class="chart:line">
            <chart:data-point chart:repeated="8"/>
          </chart:series>
          <chart:series chart:attached-axis="secondary-y" chart:style-name="ch13" chart:values-cell-range-address="'tempo-e-vazaoV1'.B44:'tempo-e-vazaoV1'.I44" chart:label-cell-address="'tempo-e-vazaoV1'.A44:'tempo-e-vazaoV1'.A44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1'.B42:'tempo-e-vazaoV1'.I4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Mels/S)</text:p>
                <draw:g>
                  <svg:desc>'tempo-e-vazaoV1'.A43:'tempo-e-vazaoV1'.A43</svg:desc>
                </draw:g>
              </table:table-cell>
              <table:table-cell office:value-type="float" office:value="0.7105">
                <text:p>0.7105</text:p>
                <draw:g>
                  <svg:desc>'tempo-e-vazaoV1'.B43:'tempo-e-vazaoV1'.I43</svg:desc>
                </draw:g>
              </table:table-cell>
              <table:table-cell office:value-type="float" office:value="0.8393">
                <text:p>0.8393</text:p>
              </table:table-cell>
              <table:table-cell office:value-type="float" office:value="0.8645">
                <text:p>0.8645</text:p>
              </table:table-cell>
              <table:table-cell office:value-type="float" office:value="0.8707">
                <text:p>0.8707</text:p>
              </table:table-cell>
              <table:table-cell office:value-type="float" office:value="0.8564">
                <text:p>0.8564</text:p>
              </table:table-cell>
              <table:table-cell office:value-type="float" office:value="0.855">
                <text:p>0.855</text:p>
              </table:table-cell>
              <table:table-cell office:value-type="float" office:value="0.8475">
                <text:p>0.8475</text:p>
              </table:table-cell>
              <table:table-cell office:value-type="float" office:value="0.8451">
                <text:p>0.8451</text:p>
              </table:table-cell>
            </table:table-row>
            <table:table-row>
              <table:table-cell office:value-type="string">
                <text:p>Aceleraçao</text:p>
                <draw:g>
                  <svg:desc>'tempo-e-vazaoV1'.A44:'tempo-e-vazaoV1'.A44</svg:desc>
                </draw:g>
              </table:table-cell>
              <table:table-cell office:value-type="float" office:value="1">
                <text:p>1</text:p>
                <draw:g>
                  <svg:desc>'tempo-e-vazaoV1'.B44:'tempo-e-vazaoV1'.I44</svg:desc>
                </draw:g>
              </table:table-cell>
              <table:table-cell office:value-type="float" office:value="1.18">
                <text:p>1.18</text:p>
              </table:table-cell>
              <table:table-cell office:value-type="float" office:value="1.22">
                <text:p>1.22</text:p>
              </table:table-cell>
              <table:table-cell office:value-type="float" office:value="1.23">
                <text:p>1.23</text:p>
              </table:table-cell>
              <table:table-cell office:value-type="float" office:value="1.21">
                <text:p>1.21</text:p>
              </table:table-cell>
              <table:table-cell office:value-type="float" office:value="1.2">
                <text:p>1.2</text:p>
              </table:table-cell>
              <table:table-cell office:value-type="float" office:value="1.19">
                <text:p>1.19</text:p>
              </table:table-cell>
              <table:table-cell office:value-type="float" office:value="1.19">
                <text:p>1.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1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3.5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0.008cm" svg:y="0.363cm" chart:style-name="ch2">
          <text:p>Soma de prefixos paralela com Pthreads (long int)</text:p>
        </chart:title>
        <chart:subtitle svg:x="2.298cm" svg:y="1.776cm" chart:style-name="ch3">
          <text:p> i7-11300 (4 cores, 8 hyperthreads)</text:p>
        </chart:subtitle>
        <chart:legend chart:legend-position="end" svg:x="4.128cm" svg:y="2.194cm" style:legend-expansion="custom" svg:width="4.471cm" svg:height="1.585cm" style:legend-expansion-aspect-ratio="2.82082018927445" chart:style-name="ch4"/>
        <chart:plot-area chart:style-name="ch5" table:cell-range-address="'tempo-e-vazaoV0'.A17:'tempo-e-vazaoV0'.I19" chart:data-source-has-labels="both" svg:x="0.702cm" svg:y="1.912cm" svg:width="9.52cm" svg:height="6.354cm">
          <chart:coordinate-region svg:x="1.694cm" svg:y="2.111cm" svg:width="8.091cm" svg:height="5.508cm"/>
          <chart:axis chart:dimension="x" chart:name="primary-x" chart:style-name="ch6" chartooo:axis-type="auto">
            <chartooo:date-scale/>
            <chart:title svg:x="4.73cm" svg:y="8.437cm" chart:style-name="ch7">
              <text:p>n threads</text:p>
            </chart:title>
            <chart:categories table:cell-range-address="'tempo-e-vazaoV0'.B17:'tempo-e-vazaoV0'.I17"/>
          </chart:axis>
          <chart:axis chart:dimension="y" chart:name="primary-y" chart:style-name="ch8">
            <chart:title svg:x="0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0'.B18:'tempo-e-vazaoV0'.I18" chart:label-cell-address="'tempo-e-vazaoV0'.A18:'tempo-e-vazaoV0'.A18" chart:class="chart:line">
            <chart:data-point chart:repeated="8"/>
          </chart:series>
          <chart:series chart:attached-axis="secondary-y" chart:style-name="ch13" chart:values-cell-range-address="'tempo-e-vazaoV0'.B19:'tempo-e-vazaoV0'.I19" chart:label-cell-address="'tempo-e-vazaoV0'.A19:'tempo-e-vazaoV0'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0'.B17:'tempo-e-vazaoV0'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'tempo-e-vazaoV0'.A18:'tempo-e-vazaoV0'.A18</svg:desc>
                </draw:g>
              </table:table-cell>
              <table:table-cell office:value-type="float" office:value="1241.72">
                <text:p>1241.72</text:p>
                <draw:g>
                  <svg:desc>'tempo-e-vazaoV0'.B18:'tempo-e-vazaoV0'.I18</svg:desc>
                </draw:g>
              </table:table-cell>
              <table:table-cell office:value-type="float" office:value="815.88">
                <text:p>815.88</text:p>
              </table:table-cell>
              <table:table-cell office:value-type="float" office:value="708.92">
                <text:p>708.92</text:p>
              </table:table-cell>
              <table:table-cell office:value-type="float" office:value="654.79">
                <text:p>654.79</text:p>
              </table:table-cell>
              <table:table-cell office:value-type="float" office:value="655.42">
                <text:p>655.42</text:p>
              </table:table-cell>
              <table:table-cell office:value-type="float" office:value="646.45">
                <text:p>646.45</text:p>
              </table:table-cell>
              <table:table-cell office:value-type="float" office:value="646.25">
                <text:p>646.25</text:p>
              </table:table-cell>
              <table:table-cell office:value-type="float" office:value="650.36">
                <text:p>650.36</text:p>
              </table:table-cell>
            </table:table-row>
            <table:table-row>
              <table:table-cell office:value-type="string">
                <text:p>Aceleraçao</text:p>
                <draw:g>
                  <svg:desc>'tempo-e-vazaoV0'.A19:'tempo-e-vazaoV0'.A19</svg:desc>
                </draw:g>
              </table:table-cell>
              <table:table-cell office:value-type="float" office:value="1">
                <text:p>1</text:p>
                <draw:g>
                  <svg:desc>'tempo-e-vazaoV0'.B19:'tempo-e-vazaoV0'.I19</svg:desc>
                </draw:g>
              </table:table-cell>
              <table:table-cell office:value-type="float" office:value="1.52">
                <text:p>1.52</text:p>
              </table:table-cell>
              <table:table-cell office:value-type="float" office:value="1.75">
                <text:p>1.75</text:p>
              </table:table-cell>
              <table:table-cell office:value-type="float" office:value="1.9">
                <text:p>1.9</text:p>
              </table:table-cell>
              <table:table-cell office:value-type="float" office:value="1.89">
                <text:p>1.89</text:p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  <table:table-cell office:value-type="float" office:value="1.91">
                <text:p>1.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800" chart:interval-major="100" chart:interval-minor-divisor="5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4" chart:interval-major="1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117cm" svg:height="9.006cm" xlink:href=".." xlink:type="simple" chart:class="chart:line" chart:style-name="ch1">
        <chart:title svg:x="0.21cm" svg:y="0.345cm" chart:style-name="ch2">
          <text:p>Soma de prefixos paralela com Pthreads (long int)</text:p>
        </chart:title>
        <chart:subtitle svg:x="2.458cm" svg:y="1.778cm" chart:style-name="ch3">
          <text:p> i7-11300 (4 cores, 8 hyperthreads)</text:p>
        </chart:subtitle>
        <chart:legend chart:legend-position="end" svg:x="4.879cm" svg:y="5.373cm" style:legend-expansion="custom" svg:width="4.604cm" svg:height="1.587cm" style:legend-expansion-aspect-ratio="2.90107120352867" chart:style-name="ch4"/>
        <chart:plot-area chart:style-name="ch5" table:cell-range-address="'tempo-e-vazaoV0'.A42:'tempo-e-vazaoV0'.I44" chart:data-source-has-labels="both" svg:x="0.875cm" svg:y="1.8cm" svg:width="9.686cm" svg:height="6.358cm">
          <chart:coordinate-region svg:x="1.682cm" svg:y="2cm" svg:width="8.442cm" svg:height="5.511cm"/>
          <chart:axis chart:dimension="x" chart:name="primary-x" chart:style-name="ch6" chartooo:axis-type="auto">
            <chartooo:date-scale/>
            <chart:title svg:x="4.986cm" svg:y="8.338cm" chart:style-name="ch7">
              <text:p>n threads</text:p>
            </chart:title>
            <chart:categories table:cell-range-address="'tempo-e-vazaoV0'.B42:'tempo-e-vazaoV0'.I42"/>
          </chart:axis>
          <chart:axis chart:dimension="y" chart:name="primary-y" chart:style-name="ch8">
            <chart:title svg:x="0.014cm" svg:y="6.645cm" chart:style-name="ch9">
              <text:p>vazao média (MEls/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0'.B43:'tempo-e-vazaoV0'.I43" chart:label-cell-address="'tempo-e-vazaoV0'.A43:'tempo-e-vazaoV0'.A43" chart:class="chart:line">
            <chart:data-point chart:repeated="8"/>
          </chart:series>
          <chart:series chart:attached-axis="secondary-y" chart:style-name="ch13" chart:values-cell-range-address="'tempo-e-vazaoV0'.B44:'tempo-e-vazaoV0'.I44" chart:label-cell-address="'tempo-e-vazaoV0'.A44:'tempo-e-vazaoV0'.A44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0'.B42:'tempo-e-vazaoV0'.I4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Mels/S)</text:p>
                <draw:g>
                  <svg:desc>'tempo-e-vazaoV0'.A43:'tempo-e-vazaoV0'.A43</svg:desc>
                </draw:g>
              </table:table-cell>
              <table:table-cell office:value-type="float" office:value="403">
                <text:p>403</text:p>
                <draw:g>
                  <svg:desc>'tempo-e-vazaoV0'.B43:'tempo-e-vazaoV0'.I43</svg:desc>
                </draw:g>
              </table:table-cell>
              <table:table-cell office:value-type="float" office:value="613">
                <text:p>613</text:p>
              </table:table-cell>
              <table:table-cell office:value-type="float" office:value="705">
                <text:p>705</text:p>
              </table:table-cell>
              <table:table-cell office:value-type="float" office:value="764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773">
                <text:p>773</text:p>
              </table:table-cell>
              <table:table-cell office:value-type="float" office:value="774">
                <text:p>774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Aceleraçao</text:p>
                <draw:g>
                  <svg:desc>'tempo-e-vazaoV0'.A44:'tempo-e-vazaoV0'.A44</svg:desc>
                </draw:g>
              </table:table-cell>
              <table:table-cell office:value-type="float" office:value="1">
                <text:p>1</text:p>
                <draw:g>
                  <svg:desc>'tempo-e-vazaoV0'.B44:'tempo-e-vazaoV0'.I44</svg:desc>
                </draw:g>
              </table:table-cell>
              <table:table-cell office:value-type="float" office:value="1.52">
                <text:p>1.52</text:p>
              </table:table-cell>
              <table:table-cell office:value-type="float" office:value="1.75">
                <text:p>1.75</text:p>
              </table:table-cell>
              <table:table-cell office:value-type="float" office:value="1.9">
                <text:p>1.9</text:p>
              </table:table-cell>
              <table:table-cell office:value-type="float" office:value="1.89">
                <text:p>1.89</text:p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  <table:table-cell office:value-type="float" office:value="1.91">
                <text:p>1.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6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906cm" svg:height="8.374cm" xlink:href=".." xlink:type="simple" chart:class="chart:line" chart:style-name="ch1">
        <chart:title svg:x="0.011cm" svg:y="0.34cm" chart:style-name="ch2">
          <text:p>Soma de prefixos paralela com Pthreads (long int)</text:p>
        </chart:title>
        <chart:subtitle svg:x="3.406cm" svg:y="1.261cm" chart:style-name="ch3">
          <text:p> i7-4770  (4 cores, 8 hyperthreads)</text:p>
        </chart:subtitle>
        <chart:legend chart:legend-position="end" svg:x="5.961cm" svg:y="3.712cm" style:legend-expansion="custom" svg:width="5.345cm" svg:height="1.475cm" style:legend-expansion-aspect-ratio="3.62372881355932" chart:style-name="ch4"/>
        <chart:plot-area chart:style-name="ch5" table:cell-range-address="'tempo-e-vazaoV1'.A17:'tempo-e-vazaoV1'.I19" chart:data-source-has-labels="both" svg:x="0.848cm" svg:y="1.765cm" svg:width="11.286cm" svg:height="5.972cm">
          <chart:coordinate-region svg:x="2.025cm" svg:y="1.964cm" svg:width="9.672cm" svg:height="5.126cm"/>
          <chart:axis chart:dimension="x" chart:name="primary-x" chart:style-name="ch6" chartooo:axis-type="auto">
            <chartooo:date-scale/>
            <chart:title svg:x="5.759cm" svg:y="7.814cm" chart:style-name="ch7">
              <text:p>n threads</text:p>
            </chart:title>
            <chart:categories table:cell-range-address="'tempo-e-vazaoV1'.B17:'tempo-e-vazaoV1'.I17"/>
          </chart:axis>
          <chart:axis chart:dimension="y" chart:name="primary-y" chart:style-name="ch8">
            <chart:title svg:x="0.03cm" svg:y="6.158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1'.B18:'tempo-e-vazaoV1'.I18" chart:label-cell-address="'tempo-e-vazaoV1'.A18:'tempo-e-vazaoV1'.A18" chart:class="chart:line">
            <chart:data-point chart:repeated="8"/>
          </chart:series>
          <chart:series chart:attached-axis="secondary-y" chart:style-name="ch13" chart:values-cell-range-address="'tempo-e-vazaoV1'.B19:'tempo-e-vazaoV1'.I19" chart:label-cell-address="'tempo-e-vazaoV1'.A19:'tempo-e-vazaoV1'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1'.B17:'tempo-e-vazaoV1'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'tempo-e-vazaoV1'.A18:'tempo-e-vazaoV1'.A18</svg:desc>
                </draw:g>
              </table:table-cell>
              <table:table-cell office:value-type="float" office:value="11260">
                <text:p>11260</text:p>
                <draw:g>
                  <svg:desc>'tempo-e-vazaoV1'.B18:'tempo-e-vazaoV1'.I18</svg:desc>
                </draw:g>
              </table:table-cell>
              <table:table-cell office:value-type="float" office:value="9532">
                <text:p>9532</text:p>
              </table:table-cell>
              <table:table-cell office:value-type="float" office:value="9254">
                <text:p>9254</text:p>
              </table:table-cell>
              <table:table-cell office:value-type="float" office:value="9188">
                <text:p>9188</text:p>
              </table:table-cell>
              <table:table-cell office:value-type="float" office:value="9341">
                <text:p>9341</text:p>
              </table:table-cell>
              <table:table-cell office:value-type="float" office:value="9357">
                <text:p>9357</text:p>
              </table:table-cell>
              <table:table-cell office:value-type="float" office:value="9440">
                <text:p>9440</text:p>
              </table:table-cell>
              <table:table-cell office:value-type="float" office:value="9466">
                <text:p>9466</text:p>
              </table:table-cell>
            </table:table-row>
            <table:table-row>
              <table:table-cell office:value-type="string">
                <text:p>Aceleraçao</text:p>
                <draw:g>
                  <svg:desc>'tempo-e-vazaoV1'.A19:'tempo-e-vazaoV1'.A19</svg:desc>
                </draw:g>
              </table:table-cell>
              <table:table-cell office:value-type="float" office:value="1">
                <text:p>1</text:p>
                <draw:g>
                  <svg:desc>'tempo-e-vazaoV1'.B19:'tempo-e-vazaoV1'.I19</svg:desc>
                </draw:g>
              </table:table-cell>
              <table:table-cell office:value-type="float" office:value="1.18">
                <text:p>1.18</text:p>
              </table:table-cell>
              <table:table-cell office:value-type="float" office:value="1.22">
                <text:p>1.22</text:p>
              </table:table-cell>
              <table:table-cell office:value-type="float" office:value="1.23">
                <text:p>1.23</text:p>
              </table:table-cell>
              <table:table-cell office:value-type="float" office:value="1.21">
                <text:p>1.21</text:p>
              </table:table-cell>
              <table:table-cell office:value-type="float" office:value="1.2">
                <text:p>1.2</text:p>
              </table:table-cell>
              <table:table-cell office:value-type="float" office:value="1.19">
                <text:p>1.19</text:p>
              </table:table-cell>
              <table:table-cell office:value-type="float" office:value="1.19">
                <text:p>1.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200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tick-marks-minor-inner="false" chart:tick-marks-minor-outer="true" chart:logarithmic="false" chart:minimum="0" chart:maximum="2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6400" draw:fill-color="#006400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0.023cm" svg:y="0.026cm" chart:style-name="ch2">
          <text:p>Soma de prefixos paralela com Pthreads (long int)
      (comparação de versões: v1 com v2)</text:p>
        </chart:title>
        <chart:subtitle svg:x="2.444cm" svg:y="1.19cm" chart:style-name="ch3">
          <text:p> i7-11300 (4 cores, 8 hyperthreads)</text:p>
        </chart:subtitle>
        <chart:legend chart:legend-position="end" svg:x="4.279cm" svg:y="3.808cm" style:legend-expansion="custom" svg:width="5.239cm" svg:height="1.585cm" style:legend-expansion-aspect-ratio="3.30536277602524" chart:style-name="ch4"/>
        <chart:plot-area chart:style-name="ch5" table:cell-range-address="'compara-v1-e-v0'.A2:'compara-v1-e-v0'.I5" chart:data-source-has-labels="both" svg:x="0.702cm" svg:y="1.912cm" svg:width="9.52cm" svg:height="6.354cm">
          <chart:coordinate-region svg:x="1.694cm" svg:y="2.111cm" svg:width="8.091cm" svg:height="5.508cm"/>
          <chart:axis chart:dimension="x" chart:name="primary-x" chart:style-name="ch6" chartooo:axis-type="auto">
            <chartooo:date-scale/>
            <chart:title svg:x="4.73cm" svg:y="8.437cm" chart:style-name="ch7">
              <text:p>n threads</text:p>
            </chart:title>
            <chart:categories table:cell-range-address="'compara-v1-e-v0'.B2:'compara-v1-e-v0'.I2"/>
          </chart:axis>
          <chart:axis chart:dimension="y" chart:name="primary-y" chart:style-name="ch8">
            <chart:title svg:x="0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compara-v1-e-v0'.B3:'compara-v1-e-v0'.I3" chart:label-cell-address="'compara-v1-e-v0'.A3:'compara-v1-e-v0'.A3" chart:class="chart:line">
            <chart:data-point chart:repeated="8"/>
          </chart:series>
          <chart:series chart:attached-axis="primary-y" chart:style-name="ch13" chart:values-cell-range-address="'compara-v1-e-v0'.B4:'compara-v1-e-v0'.I4" chart:label-cell-address="'compara-v1-e-v0'.A4:'compara-v1-e-v0'.A4" chart:class="chart:line">
            <chart:data-point chart:repeated="8"/>
          </chart:series>
          <chart:series chart:attached-axis="secondary-y" chart:style-name="ch14" chart:values-cell-range-address="'compara-v1-e-v0'.B5:'compara-v1-e-v0'.I5" chart:label-cell-address="'compara-v1-e-v0'.A5:'compara-v1-e-v0'.A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compara-v1-e-v0'.B2:'compara-v1-e-v0'.I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V1 (ms)</text:p>
                <draw:g>
                  <svg:desc>'compara-v1-e-v0'.A3:'compara-v1-e-v0'.A3</svg:desc>
                </draw:g>
              </table:table-cell>
              <table:table-cell office:value-type="float" office:value="1241.72">
                <text:p>1241.72</text:p>
                <draw:g>
                  <svg:desc>'compara-v1-e-v0'.B3:'compara-v1-e-v0'.I3</svg:desc>
                </draw:g>
              </table:table-cell>
              <table:table-cell office:value-type="float" office:value="815.88">
                <text:p>815.88</text:p>
              </table:table-cell>
              <table:table-cell office:value-type="float" office:value="708.92">
                <text:p>708.92</text:p>
              </table:table-cell>
              <table:table-cell office:value-type="float" office:value="654.79">
                <text:p>654.79</text:p>
              </table:table-cell>
              <table:table-cell office:value-type="float" office:value="655.42">
                <text:p>655.42</text:p>
              </table:table-cell>
              <table:table-cell office:value-type="float" office:value="646.45">
                <text:p>646.45</text:p>
              </table:table-cell>
              <table:table-cell office:value-type="float" office:value="646.25">
                <text:p>646.25</text:p>
              </table:table-cell>
              <table:table-cell office:value-type="float" office:value="650.36">
                <text:p>650.36</text:p>
              </table:table-cell>
            </table:table-row>
            <table:table-row>
              <table:table-cell office:value-type="string">
                <text:p>tempo médio V2 (ms)</text:p>
                <draw:g>
                  <svg:desc>'compara-v1-e-v0'.A4:'compara-v1-e-v0'.A4</svg:desc>
                </draw:g>
              </table:table-cell>
              <table:table-cell office:value-type="float" office:value="11260">
                <text:p>11260</text:p>
                <draw:g>
                  <svg:desc>'compara-v1-e-v0'.B4:'compara-v1-e-v0'.I4</svg:desc>
                </draw:g>
              </table:table-cell>
              <table:table-cell office:value-type="float" office:value="9532">
                <text:p>9532</text:p>
              </table:table-cell>
              <table:table-cell office:value-type="float" office:value="9254">
                <text:p>9254</text:p>
              </table:table-cell>
              <table:table-cell office:value-type="float" office:value="9188">
                <text:p>9188</text:p>
              </table:table-cell>
              <table:table-cell office:value-type="float" office:value="9341">
                <text:p>9341</text:p>
              </table:table-cell>
              <table:table-cell office:value-type="float" office:value="9357">
                <text:p>9357</text:p>
              </table:table-cell>
              <table:table-cell office:value-type="float" office:value="9440">
                <text:p>9440</text:p>
              </table:table-cell>
              <table:table-cell office:value-type="float" office:value="9466">
                <text:p>9466</text:p>
              </table:table-cell>
            </table:table-row>
            <table:table-row>
              <table:table-cell office:value-type="string">
                <text:p>Aceleraçao v2 sobre V1</text:p>
                <draw:g>
                  <svg:desc>'compara-v1-e-v0'.A5:'compara-v1-e-v0'.A5</svg:desc>
                </draw:g>
              </table:table-cell>
              <table:table-cell office:value-type="float" office:value="0.11">
                <text:p>0.11</text:p>
                <draw:g>
                  <svg:desc>'compara-v1-e-v0'.B5:'compara-v1-e-v0'.I5</svg:desc>
                </draw:g>
              </table:table-cell>
              <table:table-cell office:value-type="float" office:value="0.09">
                <text:p>0.09</text:p>
              </table:table-cell>
              <table:table-cell office:value-type="float" office:value="0.08">
                <text:p>0.08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